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Roboto" svg:font-family="Roboto" style:font-pitch="variable"/>
    <style:font-face style:name="Rubik" svg:font-family="Rubik" style:font-pitch="variable"/>
    <style:font-face style:name="Tahoma" svg:font-family="Tahoma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3.94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0.291cm"/>
    </style:style>
    <style:style style:name="co5" style:family="table-column">
      <style:table-column-properties fo:break-before="auto" style:column-width="0.794cm"/>
    </style:style>
    <style:style style:name="co6" style:family="table-column">
      <style:table-column-properties fo:break-before="auto" style:column-width="6.694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3.3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style:font-name="Roboto" fo:font-style="normal" fo:font-weight="normal" style:font-name-asian="Tahoma" style:font-name-complex="Tahoma"/>
    </style:style>
    <style:style style:name="ce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style:font-name="Rubik" fo:font-style="normal" fo:font-weight="bold" style:font-name-asian="Tahoma" style:font-name-complex="Tahoma"/>
    </style:style>
    <style:style style:name="ce3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 style:writing-mode="page"/>
      <style:text-properties style:font-name="Roboto" fo:font-style="normal" fo:font-weight="normal" style:font-name-asian="Tahoma" style:font-name-complex="Tahoma"/>
    </style:style>
    <style:style style:name="ce1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 style:writing-mode="page"/>
      <style:text-properties style:font-name="Roboto" fo:font-style="normal" fo:font-weight="bold" style:font-name-asian="Tahoma" style:font-name-complex="Tahoma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Roboto" fo:font-style="normal" fo:font-weight="normal" style:font-name-asian="Tahoma" style:font-name-complex="Tahoma"/>
    </style:style>
    <style:style style:name="ce39" style:family="table-cell" style:parent-style-name="Default">
      <style:table-cell-properties fo:background-color="#dde8cb" style:text-align-source="fix" style:repeat-content="false" fo:border="0.99pt solid #000000"/>
      <style:paragraph-properties fo:text-align="start" style:writing-mode="page"/>
      <style:text-properties style:font-name="Roboto" fo:font-style="normal" fo:font-weight="bold" style:font-name-asian="Tahoma" style:font-name-complex="Tahoma"/>
    </style:style>
    <style:style style:name="ce40" style:family="table-cell" style:parent-style-name="Default">
      <style:table-cell-properties fo:background-color="#dde8cb" style:text-align-source="fix" style:repeat-content="false" fo:border="0.99pt solid #000000"/>
      <style:paragraph-properties fo:text-align="start" style:writing-mode="page"/>
      <style:text-properties style:font-name="Roboto" fo:font-style="normal" fo:font-weight="normal" style:font-name-asian="Tahoma" style:font-name-complex="Tahoma"/>
    </style:style>
    <style:style style:name="ce41" style:family="table-cell" style:parent-style-name="Default">
      <style:table-cell-properties fo:background-color="transparent" fo:border="none"/>
      <style:paragraph-properties style:writing-mode="page"/>
      <style:text-properties style:font-name="Roboto" fo:font-style="normal" fo:font-weight="normal"/>
    </style:style>
    <style:style style:name="ce42" style:family="table-cell" style:parent-style-name="Default">
      <style:text-properties style:font-name="Roboto"/>
    </style:style>
    <style:style style:name="ce4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start" style:writing-mode="page"/>
      <style:text-properties style:font-name="Rubik" fo:font-style="normal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style:font-name="Roboto" fo:font-style="normal" fo:font-weight="bold" style:font-name-asian="Tahoma" style:font-name-complex="Tahoma"/>
    </style:style>
    <style:style style:name="ce4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end" style:writing-mode="page"/>
      <style:text-properties style:font-name="Rubik" fo:font-style="normal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end" style:writing-mode="page"/>
      <style:text-properties style:font-name="Rubik" fo:font-style="normal" fo:font-weight="normal" style:font-name-asian="Tahoma" style:font-weight-asian="normal" style:font-name-complex="Tahoma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end" style:writing-mode="page"/>
      <style:text-properties style:font-name="Roboto" fo:font-style="normal" fo:font-weight="bold" style:font-name-asian="Tahoma" style:font-name-complex="Tahoma"/>
    </style:style>
    <style:style style:name="ce48" style:family="table-cell" style:parent-style-name="Default">
      <style:table-cell-properties fo:background-color="transparent" fo:border="0.99pt solid #000000"/>
      <style:paragraph-properties style:writing-mode="page"/>
      <style:text-properties style:font-name="Roboto" fo:font-style="normal" fo:font-weight="normal" style:font-name-asian="Tahoma" style:font-name-complex="Tahoma"/>
    </style:style>
    <style:style style:name="ce49" style:family="table-cell" style:parent-style-name="Default">
      <style:table-cell-properties fo:background-color="transparent" fo:border="0.99pt solid #000000"/>
      <style:paragraph-properties style:writing-mode="page"/>
      <style:text-properties style:font-name="Roboto" fo:font-style="normal" fo:font-weight="bold"/>
    </style:style>
    <style:style style:name="ce50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 style:writing-mode="page"/>
      <style:text-properties style:font-name="Roboto" fo:font-style="normal" fo:font-weight="normal"/>
    </style:style>
    <style:style style:name="ce51" style:family="table-cell" style:parent-style-name="Default">
      <style:table-cell-properties fo:background-color="transparent" fo:border="0.99pt solid #000000"/>
      <style:paragraph-properties style:writing-mode="page"/>
      <style:text-properties style:font-name="Roboto" fo:font-style="normal" fo:font-weight="bold" style:font-name-asian="Tahoma" style:font-name-complex="Tahoma"/>
    </style:style>
    <style:style style:name="ce52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 fo:margin-left="0.529cm" style:writing-mode="page"/>
      <style:text-properties style:font-name="Roboto" fo:font-style="normal" fo:font-weight="normal" style:font-name-asian="Tahoma" style:font-name-complex="Tahoma"/>
    </style:style>
    <style:style style:name="ce53" style:family="table-cell" style:parent-style-name="Default">
      <style:table-cell-properties style:text-align-source="fix" style:repeat-content="false" fo:background-color="transparent" fo:border="0.99pt solid #000000"/>
      <style:paragraph-properties fo:text-align="end" style:writing-mode="page"/>
      <style:text-properties style:font-name="Roboto" fo:font-style="normal" fo:font-weight="normal" style:font-name-asian="Tahoma" style:font-name-complex="Tahoma"/>
    </style:style>
    <style:style style:name="ce5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 fo:margin-left="0.714cm" style:writing-mode="page"/>
      <style:text-properties style:font-name="Roboto" fo:font-style="normal" fo:font-weight="normal" style:font-name-asian="Tahoma" style:font-name-complex="Tahoma"/>
    </style:style>
    <style:style style:name="ce55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 fo:margin-left="0.529cm" style:writing-mode="page"/>
      <style:text-properties style:font-name="Roboto" fo:font-size="10pt" fo:font-style="normal" fo:font-weight="normal" style:font-name-asian="Tahoma" style:font-size-asian="10pt" style:font-name-complex="Tahoma" style:font-size-complex="10pt"/>
    </style:style>
    <style:style style:name="ce56" style:family="table-cell" style:parent-style-name="Default">
      <style:table-cell-properties fo:background-color="transparent" fo:border="none"/>
      <style:paragraph-properties style:writing-mode="page"/>
      <style:text-properties style:font-name="Roboto" fo:font-style="normal" fo:font-weight="normal" style:font-name-asian="Tahoma" style:font-name-complex="Tahoma"/>
    </style:style>
    <style:style style:name="ce57" style:family="table-cell" style:parent-style-name="Default">
      <style:table-cell-properties fo:background-color="#dde8cb" fo:border="0.99pt solid #000000"/>
      <style:paragraph-properties style:writing-mode="page"/>
      <style:text-properties style:font-name="Rubik" fo:font-style="normal" fo:font-weight="normal" style:font-name-asian="Tahoma" style:font-weight-asian="normal" style:font-name-complex="Tahoma" style:font-weight-complex="normal"/>
    </style:style>
    <style:style style:name="ce58" style:family="table-cell" style:parent-style-name="Default">
      <style:table-cell-properties fo:background-color="#dde8cb" style:text-align-source="fix" style:repeat-content="false" fo:border="0.99pt solid #000000"/>
      <style:paragraph-properties fo:text-align="start" fo:margin-left="0.926cm" style:writing-mode="page"/>
      <style:text-properties style:font-name="Rubik" fo:font-style="normal" fo:font-weight="normal" style:font-name-asian="Tahoma" style:font-weight-asian="normal" style:font-name-complex="Tahoma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style:font-name="Roboto" fo:font-style="normal" fo:font-weight="normal" style:font-name-asian="Tahoma" style:font-name-complex="Tahoma"/>
    </style:style>
    <style:style style:name="ce6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 style:writing-mode="page"/>
      <style:text-properties style:font-name="Rubik" fo:font-style="normal" fo:font-weight="normal" style:font-name-asian="Tahoma" style:font-weight-asian="normal" style:font-name-complex="Tahoma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border="0.99pt solid #000000" style:rotation-angle="90" style:rotation-align="bottom"/>
      <style:paragraph-properties fo:text-align="center" style:writing-mode="page"/>
      <style:text-properties style:font-name="Rubik" fo:font-style="normal" fo:font-weight="bold" style:font-name-asian="Tahoma" style:font-name-complex="Tahoma"/>
    </style:style>
    <style:style style:name="ce62" style:family="table-cell" style:parent-style-name="Default">
      <style:table-cell-properties fo:background-color="transparent" fo:border="0.99pt solid #000000"/>
      <style:paragraph-properties style:writing-mode="page"/>
      <style:text-properties style:font-name="Roboto" fo:font-style="normal" fo:font-weight="bold" style:font-name-asian="Tahoma" style:font-name-complex="Tahoma"/>
      <style:map style:condition="cell-content()=0" style:apply-style-name="dx_5f_ce40" style:base-cell-address="'Участок 1'.C10"/>
    </style:style>
    <style:style style:name="ce63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 style:writing-mode="page"/>
      <style:text-properties fo:color="#3465a4" style:font-name="Roboto" fo:font-style="normal" fo:font-weight="bold" style:font-name-asian="Tahoma" style:font-name-complex="Tahoma"/>
      <style:map style:condition="cell-content()=0" style:apply-style-name="dx_5f_ce40" style:base-cell-address="'Участок 1'.C10"/>
    </style:style>
    <style:style style:name="ce64" style:family="table-cell" style:parent-style-name="Default">
      <style:table-cell-properties fo:background-color="transparent" fo:border="none"/>
      <style:paragraph-properties style:writing-mode="page"/>
      <style:text-properties style:font-name="Roboto" fo:font-style="normal" fo:font-weight="bold" style:font-name-asian="Tahoma" style:font-name-complex="Tahoma"/>
      <style:map style:condition="cell-content()=0" style:apply-style-name="dx_5f_ce40" style:base-cell-address="'Участок 1'.C10"/>
    </style:style>
    <style:style style:name="ce65" style:family="table-cell" style:parent-style-name="Default">
      <style:table-cell-properties fo:background-color="#dde8cb" fo:border="0.99pt solid #000000"/>
      <style:paragraph-properties style:writing-mode="page"/>
      <style:text-properties style:font-name="Rubik" fo:font-style="normal" fo:font-weight="normal" style:font-name-asian="Tahoma" style:font-weight-asian="normal" style:font-name-complex="Tahoma" style:font-weight-complex="normal"/>
      <style:map style:condition="cell-content()=0" style:apply-style-name="dx_5f_ce40" style:base-cell-address="'Участок 1'.C10"/>
    </style:style>
    <style:style style:name="ce66" style:family="table-cell" style:parent-style-name="Default" style:data-style-name="N2">
      <style:table-cell-properties fo:background-color="#dde8cb" fo:border="0.99pt solid #000000"/>
      <style:paragraph-properties style:writing-mode="page"/>
      <style:text-properties style:font-name="Rubik" fo:font-style="normal" fo:font-weight="normal" style:font-name-asian="Tahoma" style:font-weight-asian="normal" style:font-name-complex="Tahoma" style:font-weight-complex="normal"/>
      <style:map style:condition="cell-content()=0" style:apply-style-name="dx_5f_ce40" style:base-cell-address="'Участок 1'.C10"/>
    </style:style>
    <style:style style:name="ce67" style:family="table-cell" style:parent-style-name="Default" style:data-style-name="N2">
      <style:table-cell-properties fo:background-color="#dde8cb" fo:border="0.99pt solid #000000"/>
      <style:paragraph-properties style:writing-mode="page"/>
      <style:text-properties style:font-name="Rubik" fo:font-style="normal" fo:font-weight="normal" style:font-name-asian="Tahoma" style:font-weight-asian="normal" style:font-name-complex="Tahoma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style:font-name="Roboto" fo:font-style="normal" fo:font-weight="normal" style:font-name-asian="Tahoma" style:font-name-complex="Tahoma"/>
    </style:style>
    <style:style style:name="ce69" style:family="table-cell" style:parent-style-name="Default">
      <style:table-cell-properties style:text-align-source="fix" style:repeat-content="false" fo:background-color="transparent" fo:border="none"/>
      <style:paragraph-properties fo:text-align="end" style:writing-mode="page"/>
      <style:text-properties style:font-name="Roboto" fo:font-style="normal" fo:font-weight="normal" style:font-name-asian="Tahoma" style:font-name-complex="Tahoma"/>
      <style:map style:condition="cell-content()=0" style:apply-style-name="dx_5f_ce40" style:base-cell-address="'Участок 1'.C10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end" style:writing-mode="page"/>
      <style:text-properties style:font-name="Roboto" fo:font-style="normal" fo:font-weight="normal" style:font-name-asian="Tahoma" style:font-name-complex="Tahoma"/>
      <style:map style:condition="cell-content()=0" style:apply-style-name="dx_5f_ce40" style:base-cell-address="'Участок 1'.C10"/>
    </style:style>
    <style:style style:name="ce71" style:family="table-cell" style:parent-style-name="Default">
      <style:table-cell-properties fo:background-color="transparent" fo:border="none"/>
      <style:paragraph-properties style:writing-mode="page"/>
      <style:text-properties style:font-name="Roboto" fo:font-style="normal" fo:font-weight="normal" style:font-name-asian="Tahoma" style:font-name-complex="Tahoma"/>
      <style:map style:condition="cell-content()=0" style:apply-style-name="dx_5f_ce40" style:base-cell-address="'Участок 1'.C10"/>
    </style:style>
    <style:style style:name="ce72" style:family="table-cell" style:parent-style-name="Default">
      <style:table-cell-properties style:text-align-source="fix" style:repeat-content="false" fo:background-color="transparent" fo:border="0.99pt solid #000000" style:rotation-angle="90" style:rotation-align="bottom"/>
      <style:paragraph-properties fo:text-align="center" style:writing-mode="page"/>
      <style:text-properties style:font-name="Rubik" fo:font-style="normal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99pt solid #000000"/>
      <style:paragraph-properties fo:text-align="end" style:writing-mode="page"/>
      <style:text-properties style:font-name="Roboto" fo:font-style="normal" fo:font-weight="normal" style:font-name-asian="Tahoma" style:font-name-complex="Tahoma"/>
      <style:map style:condition="cell-content()=0" style:apply-style-name="dx_5f_ce40" style:base-cell-address="'Участок 1'.C10"/>
    </style:style>
    <style:style style:name="ce74" style:family="table-cell" style:parent-style-name="Default">
      <style:table-cell-properties fo:background-color="#dde8cb" fo:border="0.99pt solid #000000"/>
      <style:paragraph-properties style:writing-mode="page"/>
      <style:text-properties style:font-name="Roboto" fo:font-style="normal" fo:font-weight="normal" style:font-name-asian="Tahoma" style:font-name-complex="Tahoma"/>
      <style:map style:condition="cell-content()=0" style:apply-style-name="dx_5f_ce40" style:base-cell-address="'Участок 1'.C10"/>
    </style:style>
    <style:style style:name="ce75" style:family="table-cell" style:parent-style-name="Default">
      <style:table-cell-properties fo:background-color="#dde8cb" fo:border="0.99pt solid #000000"/>
      <style:paragraph-properties style:writing-mode="page"/>
      <style:text-properties style:font-name="Roboto" fo:font-style="normal" fo:font-weight="normal" style:font-name-asian="Tahoma" style:font-name-complex="Tahoma"/>
    </style:style>
    <style:style style:name="ce76" style:family="table-cell" style:parent-style-name="Default">
      <style:table-cell-properties style:text-align-source="fix" style:repeat-content="false" fo:background-color="transparent" fo:border="0.99pt solid #000000" style:rotation-angle="90" style:rotation-align="bottom"/>
      <style:paragraph-properties fo:text-align="center" style:writing-mode="page"/>
      <style:text-properties style:font-name="Rubik" fo:font-style="normal" fo:font-weight="bold" style:font-name-asian="Tahoma" style:font-weight-asian="bold" style:font-name-complex="Tahoma" style:font-weight-complex="bold"/>
    </style:style>
    <style:style style:name="ce77" style:family="table-cell" style:parent-style-name="Default">
      <style:table-cell-properties fo:border-bottom="none" fo:background-color="transparent" fo:border-left="0.99pt solid #000000" fo:border-right="0.99pt solid #000000" fo:border-top="none"/>
      <style:paragraph-properties style:writing-mode="page"/>
      <style:text-properties style:font-name="Roboto" fo:font-style="normal" fo:font-weight="normal" style:font-name-asian="Tahoma" style:font-name-complex="Tahoma"/>
    </style:style>
    <style:style style:name="ce78" style:family="table-cell" style:parent-style-name="Default">
      <style:table-cell-properties fo:background-color="transparent" fo:border="0.99pt solid #000000"/>
      <style:paragraph-properties style:writing-mode="page"/>
      <style:text-properties style:font-name="Roboto" fo:font-size="10pt" fo:font-style="normal" fo:font-weight="normal" style:font-name-asian="Tahoma" style:font-size-asian="10pt" style:font-name-complex="Tahoma" style:font-size-complex="10pt"/>
    </style:style>
    <style:style style:name="T1" style:family="text">
      <style:text-properties fo:font-weight="bold" style:text-underline-style="none" style:text-und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fo:font-size="10pt" fo:font-weight="normal" style:text-underline-style="none" style:text-underline-color="font-color" fo:font-style="normal"/>
    </style:style>
  </office:automatic-styles>
  <office:body>
    <office:spreadsheet>
      <table:table table:name="Участок 1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4" table:default-cell-style-name="ce42"/>
        <table:table-column table:style-name="co5" table:number-columns-repeated="2" table:default-cell-style-name="ce42"/>
        <table:table-column table:style-name="co4" table:default-cell-style-name="ce42"/>
        <table:table-column table:style-name="co5" table:number-columns-repeated="2" table:default-cell-style-name="ce42"/>
        <table:table-column table:style-name="co4" table:default-cell-style-name="ce42"/>
        <table:table-column table:style-name="co5" table:number-columns-repeated="2" table:default-cell-style-name="ce42"/>
        <table:table-column table:style-name="co4" table:default-cell-style-name="ce42"/>
        <table:table-column table:style-name="co5" table:number-columns-repeated="2" table:default-cell-style-name="ce42"/>
        <table:table-column table:style-name="co4" table:default-cell-style-name="ce42"/>
        <table:table-column table:style-name="co6" table:default-cell-style-name="ce42"/>
        <table:table-column table:style-name="co7" table:number-columns-repeated="1004" table:default-cell-style-name="ce42"/>
        <table:table-column table:style-name="co8" table:default-cell-style-name="ce42"/>
        <table:table-row table:style-name="ro1">
          <table:table-cell table:style-name="ce1" table:number-columns-repeated="2"/>
          <table:table-cell table:style-name="ce59" table:number-columns-repeated="15"/>
          <table:table-cell table:number-columns-repeated="1007"/>
        </table:table-row>
        <table:table-row table:style-name="ro1">
          <table:table-cell table:style-name="ce1"/>
          <table:table-cell table:style-name="ce43" office:value-type="string" calcext:value-type="string">
            <text:p>Наименование проекта: Закупки цветов</text:p>
          </table:table-cell>
          <table:table-cell table:style-name="ce59" table:number-columns-repeated="15"/>
          <table:table-cell table:number-columns-repeated="1007"/>
        </table:table-row>
        <table:table-row table:style-name="ro1">
          <table:table-cell table:style-name="ce1"/>
          <table:table-cell table:style-name="ce44"/>
          <table:table-cell table:style-name="ce59" table:number-columns-repeated="15"/>
          <table:table-cell table:number-columns-repeated="1007"/>
        </table:table-row>
        <table:table-row table:style-name="ro1">
          <table:table-cell table:style-name="ce1"/>
          <table:table-cell table:style-name="ce45" office:value-type="string" calcext:value-type="string">
            <text:p>Фичи:</text:p>
          </table:table-cell>
          <table:table-cell table:style-name="ce60" office:value-type="float" office:value="4" calcext:value-type="float">
            <text:p>4</text:p>
          </table:table-cell>
          <table:table-cell table:style-name="ce59" table:number-columns-repeated="14"/>
          <table:table-cell table:number-columns-repeated="1007"/>
        </table:table-row>
        <table:table-row table:style-name="ro1">
          <table:table-cell table:style-name="ce1"/>
          <table:table-cell table:style-name="ce46" office:value-type="string" calcext:value-type="string">
            <text:p>Экранов</text:p>
          </table:table-cell>
          <table:table-cell table:style-name="ce60" office:value-type="float" office:value="3" calcext:value-type="float">
            <text:p>3</text:p>
          </table:table-cell>
          <table:table-cell table:style-name="ce59" table:number-columns-repeated="14"/>
          <table:table-cell table:number-columns-repeated="1007"/>
        </table:table-row>
        <table:table-row table:style-name="ro1" table:number-rows-repeated="2">
          <table:table-cell table:style-name="ce1"/>
          <table:table-cell table:style-name="ce47"/>
          <table:table-cell table:style-name="ce17"/>
          <table:table-cell table:style-name="ce59" table:number-columns-repeated="14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59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<text:span text:style-name="T1">n/n</text:span></text:p>
          </table:table-cell>
          <table:table-cell table:style-name="ce2" office:value-type="string" calcext:value-type="string">
            <text:p><text:span text:style-name="T1">Работы</text:span></text:p>
          </table:table-cell>
          <table:table-cell table:style-name="ce61" office:value-type="string" calcext:value-type="string">
            <text:p><text:span text:style-name="T1"> Всего</text:span></text:p>
          </table:table-cell>
          <table:table-cell table:style-name="ce68"/>
          <table:table-cell table:style-name="ce72" office:value-type="string" calcext:value-type="string">
            <text:p><text:s/>На приложение</text:p>
          </table:table-cell>
          <table:table-cell table:style-name="ce68"/>
          <table:table-cell table:style-name="ce72" office:value-type="string" calcext:value-type="string">
            <text:p><text:s/>На фичу</text:p>
          </table:table-cell>
          <table:table-cell table:style-name="ce72" office:value-type="string" calcext:value-type="string">
            <text:p><text:s/>На экран</text:p>
          </table:table-cell>
          <table:table-cell table:style-name="ce68"/>
          <table:table-cell table:style-name="ce76" table:number-columns-repeated="2"/>
          <table:table-cell table:style-name="ce68"/>
          <table:table-cell table:style-name="ce76" table:number-columns-repeated="2"/>
          <table:table-cell table:style-name="ce68"/>
          <table:table-cell table:style-name="ce76" table:number-columns-repeated="2"/>
          <table:table-cell table:style-name="ce56"/>
          <table:table-cell table:style-name="ce2" office:value-type="string" calcext:value-type="string">
            <text:p><text:span text:style-name="T1">Примечание</text:span>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10:.Q10])&lt;&gt;&quot;&quot;;[.E10]+[.H10]*IF([.G10]&lt;&gt;&quot;&quot;;[.G10];nSections)+[.K10]*IF([.J10]&lt;&gt;&quot;&quot;;[.J10];nDisplay)+[.N10]*IF([.M10]&lt;&gt;&quot;&quot;;[.M10];nVFD)+[.Q10]*IF([.P10]&lt;&gt;&quot;&quot;;[.P10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49" office:value-type="string" calcext:value-type="string">
            <text:p>Сбор исходных данных</text:p>
          </table:table-cell>
          <table:table-cell table:style-name="ce62" table:formula="of:=IF(COM.MICROSOFT.CONCAT([.E11:.Q11])&lt;&gt;&quot;&quot;;[.E11]+[.H11]*IF([.G11]&lt;&gt;&quot;&quot;;[.G11];nSections)+[.K11]*IF([.J11]&lt;&gt;&quot;&quot;;[.J11];nDisplay)+[.N11]*IF([.M11]&lt;&gt;&quot;&quot;;[.M11];nVFD)+[.Q11]*IF([.P11]&lt;&gt;&quot;&quot;;[.P11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$11]&amp;&quot;.1&quot;" office:value-type="string" office:string-value="1.1" calcext:value-type="string">
            <text:p>1.1</text:p>
          </table:table-cell>
          <table:table-cell table:style-name="ce50" office:value-type="string" calcext:value-type="string">
            <text:p>Задачи и цели</text:p>
          </table:table-cell>
          <table:table-cell table:style-name="ce62" table:formula="of:=IF(COM.MICROSOFT.CONCAT([.E12:.Q12])&lt;&gt;&quot;&quot;;[.E12]+[.H12]*IF([.G12]&lt;&gt;&quot;&quot;;[.G12];nSections)+[.K12]*IF([.J12]&lt;&gt;&quot;&quot;;[.J12];nDisplay)+[.N12]*IF([.M12]&lt;&gt;&quot;&quot;;[.M12];nVFD)+[.Q12]*IF([.P12]&lt;&gt;&quot;&quot;;[.P12];nDrive);&quot;&quot;)" office:value-type="float" office:value="8" calcext:value-type="float">
            <text:p>8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$11]&amp;&quot;.2&quot;" office:value-type="string" office:string-value="1.2" calcext:value-type="string">
            <text:p>1.2</text:p>
          </table:table-cell>
          <table:table-cell table:style-name="ce50" office:value-type="string" calcext:value-type="string">
            <text:p>Фичи</text:p>
          </table:table-cell>
          <table:table-cell table:style-name="ce62" table:formula="of:=IF(COM.MICROSOFT.CONCAT([.E13:.Q13])&lt;&gt;&quot;&quot;;[.E13]+[.H13]*IF([.G13]&lt;&gt;&quot;&quot;;[.G13];nSections)+[.K13]*IF([.J13]&lt;&gt;&quot;&quot;;[.J13];nDisplay)+[.N13]*IF([.M13]&lt;&gt;&quot;&quot;;[.M13];nVFD)+[.Q13]*IF([.P13]&lt;&gt;&quot;&quot;;[.P13];nDrive);&quot;&quot;)" office:value-type="float" office:value="8" calcext:value-type="float">
            <text:p>8</text:p>
          </table:table-cell>
          <table:table-cell table:style-name="ce69"/>
          <table:table-cell table:style-name="ce73"/>
          <table:table-cell table:style-name="ce69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$11]&amp;&quot;.3&quot;" office:value-type="string" office:string-value="1.3" calcext:value-type="string">
            <text:p>1.3</text:p>
          </table:table-cell>
          <table:table-cell table:style-name="ce50" office:value-type="string" calcext:value-type="string">
            <text:p>Алгоритмы</text:p>
          </table:table-cell>
          <table:table-cell table:style-name="ce62" table:formula="of:=IF(COM.MICROSOFT.CONCAT([.E14:.Q14])&lt;&gt;&quot;&quot;;[.E14]+[.H14]*IF([.G14]&lt;&gt;&quot;&quot;;[.G14];nSections)+[.K14]*IF([.J14]&lt;&gt;&quot;&quot;;[.J14];nDisplay)+[.N14]*IF([.M14]&lt;&gt;&quot;&quot;;[.M14];nVFD)+[.Q14]*IF([.P14]&lt;&gt;&quot;&quot;;[.P14];nDrive);&quot;&quot;)" office:value-type="float" office:value="8" calcext:value-type="float">
            <text:p>8</text:p>
          </table:table-cell>
          <table:table-cell table:style-name="ce70"/>
          <table:table-cell table:style-name="ce73"/>
          <table:table-cell table:style-name="ce70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0"/>
          <table:table-cell table:style-name="ce73" table:number-columns-repeated="2"/>
          <table:table-cell table:style-name="ce70"/>
          <table:table-cell table:style-name="ce73" table:number-columns-repeated="2"/>
          <table:table-cell table:style-name="ce70"/>
          <table:table-cell table:style-name="ce73" table:number-columns-repeated="2"/>
          <table:table-cell table:style-name="ce77"/>
          <table:table-cell table:style-name="ce48"/>
          <table:table-cell table:number-columns-repeated="1005"/>
        </table:table-row>
        <table:table-row table:style-name="ro1">
          <table:table-cell table:style-name="ce3" table:number-columns-repeated="2"/>
          <table:table-cell table:style-name="ce62" table:formula="of:=IF(COM.MICROSOFT.CONCAT([.E15:.Q15])&lt;&gt;&quot;&quot;;[.E15]+[.H15]*IF([.G15]&lt;&gt;&quot;&quot;;[.G15];nSections)+[.K15]*IF([.J15]&lt;&gt;&quot;&quot;;[.J15];nDisplay)+[.N15]*IF([.M15]&lt;&gt;&quot;&quot;;[.M15];nVFD)+[.Q15]*IF([.P15]&lt;&gt;&quot;&quot;;[.P15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16:.Q16])&lt;&gt;&quot;&quot;;[.E16]+[.H16]*IF([.G16]&lt;&gt;&quot;&quot;;[.G16];nSections)+[.K16]*IF([.J16]&lt;&gt;&quot;&quot;;[.J16];nDisplay)+[.N16]*IF([.M16]&lt;&gt;&quot;&quot;;[.M16];nVFD)+[.Q16]*IF([.P16]&lt;&gt;&quot;&quot;;[.P16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17" table:formula="of:=[.A11]+1" office:value-type="float" office:value="2" calcext:value-type="float">
            <text:p>2</text:p>
          </table:table-cell>
          <table:table-cell table:style-name="ce51" office:value-type="string" calcext:value-type="string">
            <text:p><text:span text:style-name="T1">Проектирование</text:span></text:p>
          </table:table-cell>
          <table:table-cell table:style-name="ce62" table:formula="of:=IF(COM.MICROSOFT.CONCAT([.E17:.Q17])&lt;&gt;&quot;&quot;;[.E17]+[.H17]*IF([.G17]&lt;&gt;&quot;&quot;;[.G17];nSections)+[.K17]*IF([.J17]&lt;&gt;&quot;&quot;;[.J17];nDisplay)+[.N17]*IF([.M17]&lt;&gt;&quot;&quot;;[.M17];nVFD)+[.Q17]*IF([.P17]&lt;&gt;&quot;&quot;;[.P17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17]&amp;&quot;.1&quot;" office:value-type="string" office:string-value="2.1" calcext:value-type="string">
            <text:p>2.1</text:p>
          </table:table-cell>
          <table:table-cell table:style-name="ce50" office:value-type="string" calcext:value-type="string">
            <text:p>Дизайн экранов</text:p>
          </table:table-cell>
          <table:table-cell table:style-name="ce62" table:formula="of:=IF(COM.MICROSOFT.CONCAT([.E18:.Q18])&lt;&gt;&quot;&quot;;[.E18]+[.H18]*IF([.G18]&lt;&gt;&quot;&quot;;[.G18];nSections)+[.K18]*IF([.J18]&lt;&gt;&quot;&quot;;[.J18];nDisplay)+[.N18]*IF([.M18]&lt;&gt;&quot;&quot;;[.M18];nVFD)+[.Q18]*IF([.P18]&lt;&gt;&quot;&quot;;[.P18];nDrive);&quot;&quot;)" office:value-type="float" office:value="32" calcext:value-type="float">
            <text:p>32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17]&amp;&quot;.2&quot;" office:value-type="string" office:string-value="2.2" calcext:value-type="string">
            <text:p>2.2</text:p>
          </table:table-cell>
          <table:table-cell table:style-name="ce50" office:value-type="string" calcext:value-type="string">
            <text:p>Проектирование фичей</text:p>
          </table:table-cell>
          <table:table-cell table:style-name="ce62" table:formula="of:=IF(COM.MICROSOFT.CONCAT([.E19:.Q19])&lt;&gt;&quot;&quot;;[.E19]+[.H19]*IF([.G19]&lt;&gt;&quot;&quot;;[.G19];nSections)+[.K19]*IF([.J19]&lt;&gt;&quot;&quot;;[.J19];nDisplay)+[.N19]*IF([.M19]&lt;&gt;&quot;&quot;;[.M19];nVFD)+[.Q19]*IF([.P19]&lt;&gt;&quot;&quot;;[.P19];nDrive);&quot;&quot;)" office:value-type="float" office:value="16" calcext:value-type="float">
            <text:p>16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17]&amp;&quot;.3&quot;" office:value-type="string" office:string-value="2.3" calcext:value-type="string">
            <text:p>2.3</text:p>
          </table:table-cell>
          <table:table-cell table:style-name="ce50" office:value-type="string" calcext:value-type="string">
            <text:p>Логика всего приложения</text:p>
          </table:table-cell>
          <table:table-cell table:style-name="ce62" table:formula="of:=IF(COM.MICROSOFT.CONCAT([.E20:.Q20])&lt;&gt;&quot;&quot;;[.E20]+[.H20]*IF([.G20]&lt;&gt;&quot;&quot;;[.G20];nSections)+[.K20]*IF([.J20]&lt;&gt;&quot;&quot;;[.J20];nDisplay)+[.N20]*IF([.M20]&lt;&gt;&quot;&quot;;[.M20];nVFD)+[.Q20]*IF([.P20]&lt;&gt;&quot;&quot;;[.P20];nDrive);&quot;&quot;)" office:value-type="float" office:value="8" calcext:value-type="float">
            <text:p>8</text:p>
          </table:table-cell>
          <table:table-cell table:style-name="ce69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17]&amp;&quot;.4&quot;" office:value-type="string" office:string-value="2.4" calcext:value-type="string">
            <text:p>2.4</text:p>
          </table:table-cell>
          <table:table-cell table:style-name="ce3"/>
          <table:table-cell table:style-name="ce62" table:formula="of:=IF(COM.MICROSOFT.CONCAT([.E21:.Q21])&lt;&gt;&quot;&quot;;[.E21]+[.H21]*IF([.G21]&lt;&gt;&quot;&quot;;[.G21];nSections)+[.K21]*IF([.J21]&lt;&gt;&quot;&quot;;[.J21];nDisplay)+[.N21]*IF([.M21]&lt;&gt;&quot;&quot;;[.M21];nVFD)+[.Q21]*IF([.P21]&lt;&gt;&quot;&quot;;[.P21];nDrive);&quot;&quot;)" office:value-type="float" office:value="16" calcext:value-type="float">
            <text:p>16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17]&amp;&quot;.5&quot;" office:value-type="string" office:string-value="2.5" calcext:value-type="string">
            <text:p>2.5</text:p>
          </table:table-cell>
          <table:table-cell table:style-name="ce3"/>
          <table:table-cell table:style-name="ce63" table:formula="of:=IF(COM.MICROSOFT.CONCAT([.E22:.Q22])&lt;&gt;&quot;&quot;;[.E22]+[.H22]*IF([.G22]&lt;&gt;&quot;&quot;;[.G22];nSections)+[.K22]*IF([.J22]&lt;&gt;&quot;&quot;;[.J22];nDisplay)+[.N22]*IF([.M22]&lt;&gt;&quot;&quot;;[.M22];nVFD)+[.Q22]*IF([.P22]&lt;&gt;&quot;&quot;;[.P22];nDrive);&quot;&quot;)" office:value-type="float" office:value="32" calcext:value-type="float">
            <text:p>32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17]&amp;&quot;.6&quot;" office:value-type="string" office:string-value="2.6" calcext:value-type="string">
            <text:p>2.6</text:p>
          </table:table-cell>
          <table:table-cell table:style-name="ce3"/>
          <table:table-cell table:style-name="ce62" table:formula="of:=IF(COM.MICROSOFT.CONCAT([.E23:.Q23])&lt;&gt;&quot;&quot;;[.E23]+[.H23]*IF([.G23]&lt;&gt;&quot;&quot;;[.G23];nSections)+[.K23]*IF([.J23]&lt;&gt;&quot;&quot;;[.J23];nDisplay)+[.N23]*IF([.M23]&lt;&gt;&quot;&quot;;[.M23];nVFD)+[.Q23]*IF([.P23]&lt;&gt;&quot;&quot;;[.P23];nDrive);&quot;&quot;)" office:value-type="float" office:value="20" calcext:value-type="float">
            <text:p>20</text:p>
          </table:table-cell>
          <table:table-cell table:style-name="ce69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17]&amp;&quot;.7&quot;" office:value-type="string" office:string-value="2.7" calcext:value-type="string">
            <text:p>2.7</text:p>
          </table:table-cell>
          <table:table-cell table:style-name="ce52"/>
          <table:table-cell table:style-name="ce62" table:formula="of:=IF(COM.MICROSOFT.CONCAT([.E24:.Q24])&lt;&gt;&quot;&quot;;[.E24]+[.H24]*IF([.G24]&lt;&gt;&quot;&quot;;[.G24];nSections)+[.K24]*IF([.J24]&lt;&gt;&quot;&quot;;[.J24];nDisplay)+[.N24]*IF([.M24]&lt;&gt;&quot;&quot;;[.M24];nVFD)+[.Q24]*IF([.P24]&lt;&gt;&quot;&quot;;[.P24];nDrive);&quot;&quot;)" office:value-type="float" office:value="8" calcext:value-type="float">
            <text:p>8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17]&amp;&quot;.8&quot;" office:value-type="string" office:string-value="2.8" calcext:value-type="string">
            <text:p>2.8</text:p>
          </table:table-cell>
          <table:table-cell table:style-name="ce52"/>
          <table:table-cell table:style-name="ce62" table:formula="of:=IF(COM.MICROSOFT.CONCAT([.E25:.Q25])&lt;&gt;&quot;&quot;;[.E25]+[.H25]*IF([.G25]&lt;&gt;&quot;&quot;;[.G25];nSections)+[.K25]*IF([.J25]&lt;&gt;&quot;&quot;;[.J25];nDisplay)+[.N25]*IF([.M25]&lt;&gt;&quot;&quot;;[.M25];nVFD)+[.Q25]*IF([.P25]&lt;&gt;&quot;&quot;;[.P25];nDrive);&quot;&quot;)" office:value-type="float" office:value="8" calcext:value-type="float">
            <text:p>8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17]&amp;&quot;.9&quot;" office:value-type="string" office:string-value="2.9" calcext:value-type="string">
            <text:p>2.9</text:p>
          </table:table-cell>
          <table:table-cell table:style-name="ce3"/>
          <table:table-cell table:style-name="ce63" table:formula="of:=IF(COM.MICROSOFT.CONCAT([.E26:.Q26])&lt;&gt;&quot;&quot;;[.E26]+[.H26]*IF([.G26]&lt;&gt;&quot;&quot;;[.G26];nSections)+[.K26]*IF([.J26]&lt;&gt;&quot;&quot;;[.J26];nDisplay)+[.N26]*IF([.M26]&lt;&gt;&quot;&quot;;[.M26];nVFD)+[.Q26]*IF([.P26]&lt;&gt;&quot;&quot;;[.P26];nDrive);&quot;&quot;)" office:value-type="float" office:value="56" calcext:value-type="float">
            <text:p>56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14" calcext:value-type="float">
            <text:p>1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17]&amp;&quot;.10&quot;" office:value-type="string" office:string-value="2.10" calcext:value-type="string">
            <text:p>2.10</text:p>
          </table:table-cell>
          <table:table-cell table:style-name="ce3"/>
          <table:table-cell table:style-name="ce62" table:formula="of:=IF(COM.MICROSOFT.CONCAT([.E27:.Q27])&lt;&gt;&quot;&quot;;[.E27]+[.H27]*IF([.G27]&lt;&gt;&quot;&quot;;[.G27];nSections)+[.K27]*IF([.J27]&lt;&gt;&quot;&quot;;[.J27];nDisplay)+[.N27]*IF([.M27]&lt;&gt;&quot;&quot;;[.M27];nVFD)+[.Q27]*IF([.P27]&lt;&gt;&quot;&quot;;[.P27];nDrive);&quot;&quot;)" office:value-type="float" office:value="14" calcext:value-type="float">
            <text:p>14</text:p>
          </table:table-cell>
          <table:table-cell table:style-name="ce69"/>
          <table:table-cell table:style-name="ce73" office:value-type="float" office:value="2" calcext:value-type="float">
            <text:p>2</text:p>
          </table:table-cell>
          <table:table-cell table:style-name="ce69"/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53" table:formula="of:=&quot;Итого: &quot; &amp; SUM([.C17:.C27])&amp;&quot;ч/ч | &quot;&amp;SUM([.C17:.C27])/8&amp;&quot;ч/д&quot;" office:value-type="string" office:string-value="Итого: 210ч/ч | 26.25ч/д" calcext:value-type="string">
            <text:p>Итого: 210ч/ч | 26.25ч/д</text:p>
          </table:table-cell>
          <table:table-cell table:style-name="ce62" table:formula="of:=IF(COM.MICROSOFT.CONCAT([.E28:.Q28])&lt;&gt;&quot;&quot;;[.E28]+[.H28]*IF([.G28]&lt;&gt;&quot;&quot;;[.G28];nSections)+[.K28]*IF([.J28]&lt;&gt;&quot;&quot;;[.J28];nDisplay)+[.N28]*IF([.M28]&lt;&gt;&quot;&quot;;[.M28];nVFD)+[.Q28]*IF([.P28]&lt;&gt;&quot;&quot;;[.P28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53"/>
          <table:table-cell table:style-name="ce62"/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30:.Q30])&lt;&gt;&quot;&quot;;[.E30]+[.H30]*IF([.G30]&lt;&gt;&quot;&quot;;[.G30];nSections)+[.K30]*IF([.J30]&lt;&gt;&quot;&quot;;[.J30];nDisplay)+[.N30]*IF([.M30]&lt;&gt;&quot;&quot;;[.M30];nVFD)+[.Q30]*IF([.P30]&lt;&gt;&quot;&quot;;[.P30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4">
          <table:table-cell table:style-name="ce17" table:formula="of:=[.A17]+1" office:value-type="float" office:value="3" calcext:value-type="float">
            <text:p>3</text:p>
          </table:table-cell>
          <table:table-cell table:style-name="ce51" office:value-type="string" calcext:value-type="string">
            <text:p><text:span text:style-name="T1">Сборка стенда для отладки и тестирования</text:span></text:p>
          </table:table-cell>
          <table:table-cell table:style-name="ce62" table:formula="of:=IF(COM.MICROSOFT.CONCAT([.E31:.Q31])&lt;&gt;&quot;&quot;;[.E31]+[.H31]*IF([.G31]&lt;&gt;&quot;&quot;;[.G31];nSections)+[.K31]*IF([.J31]&lt;&gt;&quot;&quot;;[.J31];nDisplay)+[.N31]*IF([.M31]&lt;&gt;&quot;&quot;;[.M31];nVFD)+[.Q31]*IF([.P31]&lt;&gt;&quot;&quot;;[.P31];nDrive);&quot;&quot;)" office:value-type="float" office:value="16" calcext:value-type="float">
            <text:p>16</text:p>
          </table:table-cell>
          <table:table-cell table:style-name="ce69"/>
          <table:table-cell table:style-name="ce73" office:value-type="float" office:value="16" calcext:value-type="float">
            <text:p>16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32:.Q32])&lt;&gt;&quot;&quot;;[.E32]+[.H32]*IF([.G32]&lt;&gt;&quot;&quot;;[.G32];nSections)+[.K32]*IF([.J32]&lt;&gt;&quot;&quot;;[.J32];nDisplay)+[.N32]*IF([.M32]&lt;&gt;&quot;&quot;;[.M32];nVFD)+[.Q32]*IF([.P32]&lt;&gt;&quot;&quot;;[.P32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33:.Q33])&lt;&gt;&quot;&quot;;[.E33]+[.H33]*IF([.G33]&lt;&gt;&quot;&quot;;[.G33];nSections)+[.K33]*IF([.J33]&lt;&gt;&quot;&quot;;[.J33];nDisplay)+[.N33]*IF([.M33]&lt;&gt;&quot;&quot;;[.M33];nVFD)+[.Q33]*IF([.P33]&lt;&gt;&quot;&quot;;[.P33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17" table:formula="of:=[.A31]+1" office:value-type="float" office:value="4" calcext:value-type="float">
            <text:p>4</text:p>
          </table:table-cell>
          <table:table-cell table:style-name="ce51" office:value-type="string" calcext:value-type="string">
            <text:p><text:span text:style-name="T1">Нижний уровень (Контроллеры защиты приводов)</text:span></text:p>
          </table:table-cell>
          <table:table-cell table:style-name="ce62" table:formula="of:=IF(COM.MICROSOFT.CONCAT([.E34:.Q34])&lt;&gt;&quot;&quot;;[.E34]+[.H34]*IF([.G34]&lt;&gt;&quot;&quot;;[.G34];nSections)+[.K34]*IF([.J34]&lt;&gt;&quot;&quot;;[.J34];nDisplay)+[.N34]*IF([.M34]&lt;&gt;&quot;&quot;;[.M34];nVFD)+[.Q34]*IF([.P34]&lt;&gt;&quot;&quot;;[.P34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 table:formula="of:=[.A34]&amp;&quot;.1&quot;" office:value-type="string" office:string-value="4.1" calcext:value-type="string">
            <text:p>4.1</text:p>
          </table:table-cell>
          <table:table-cell table:style-name="ce3" office:value-type="string" calcext:value-type="string">
            <text:p><text:span text:style-name="T2">Стандартная логика защиты приводов</text:span></text:p>
          </table:table-cell>
          <table:table-cell table:style-name="ce62" table:formula="of:=IF(COM.MICROSOFT.CONCAT([.E35:.Q35])&lt;&gt;&quot;&quot;;[.E35]+[.H35]*IF([.G35]&lt;&gt;&quot;&quot;;[.G35];nSections)+[.K35]*IF([.J35]&lt;&gt;&quot;&quot;;[.J35];nDisplay)+[.N35]*IF([.M35]&lt;&gt;&quot;&quot;;[.M35];nVFD)+[.Q35]*IF([.P35]&lt;&gt;&quot;&quot;;[.P35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78"/>
          <table:table-cell table:number-columns-repeated="1005"/>
        </table:table-row>
        <table:table-row table:style-name="ro3">
          <table:table-cell table:style-name="ce3" table:formula="of:=[.A35]&amp;&quot;.2&quot;" office:value-type="string" office:string-value="4.1.2" calcext:value-type="string">
            <text:p>4.1.2</text:p>
          </table:table-cell>
          <table:table-cell table:style-name="ce52" office:value-type="string" calcext:value-type="string">
            <text:p><text:span text:style-name="T2">Настройка логики под проектные входы / выходы</text:span></text:p>
          </table:table-cell>
          <table:table-cell table:style-name="ce62" table:formula="of:=IF(COM.MICROSOFT.CONCAT([.E36:.Q36])&lt;&gt;&quot;&quot;;[.E36]+[.H36]*IF([.G36]&lt;&gt;&quot;&quot;;[.G36];nSections)+[.K36]*IF([.J36]&lt;&gt;&quot;&quot;;[.J36];nDisplay)+[.N36]*IF([.M36]&lt;&gt;&quot;&quot;;[.M36];nVFD)+[.Q36]*IF([.P36]&lt;&gt;&quot;&quot;;[.P36];nDrive);&quot;&quot;)" office:value-type="float" office:value="24" calcext:value-type="float">
            <text:p>24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35]&amp;&quot;.2&quot;" office:value-type="string" office:string-value="4.1.2" calcext:value-type="string">
            <text:p>4.1.2</text:p>
          </table:table-cell>
          <table:table-cell table:style-name="ce52" office:value-type="string" calcext:value-type="string">
            <text:p><text:span text:style-name="T2">Расчет уставок, занесение уставок в программу контроллера</text:span></text:p>
          </table:table-cell>
          <table:table-cell table:style-name="ce62" table:formula="of:=IF(COM.MICROSOFT.CONCAT([.E37:.Q37])&lt;&gt;&quot;&quot;;[.E37]+[.H37]*IF([.G37]&lt;&gt;&quot;&quot;;[.G37];nSections)+[.K37]*IF([.J37]&lt;&gt;&quot;&quot;;[.J37];nDisplay)+[.N37]*IF([.M37]&lt;&gt;&quot;&quot;;[.M37];nVFD)+[.Q37]*IF([.P37]&lt;&gt;&quot;&quot;;[.P37];nDrive);&quot;&quot;)" office:value-type="float" office:value="17" calcext:value-type="float">
            <text:p>17</text:p>
          </table:table-cell>
          <table:table-cell table:style-name="ce69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35]&amp;&quot;.3&quot;" office:value-type="string" office:string-value="4.1.3" calcext:value-type="string">
            <text:p>4.1.3</text:p>
          </table:table-cell>
          <table:table-cell table:style-name="ce52" office:value-type="string" calcext:value-type="string">
            <text:p><text:span text:style-name="T2">Привязка команд/статусов в существующие блоки передачи данных</text:span></text:p>
          </table:table-cell>
          <table:table-cell table:style-name="ce62" table:formula="of:=IF(COM.MICROSOFT.CONCAT([.E38:.Q38])&lt;&gt;&quot;&quot;;[.E38]+[.H38]*IF([.G38]&lt;&gt;&quot;&quot;;[.G38];nSections)+[.K38]*IF([.J38]&lt;&gt;&quot;&quot;;[.J38];nDisplay)+[.N38]*IF([.M38]&lt;&gt;&quot;&quot;;[.M38];nVFD)+[.Q38]*IF([.P38]&lt;&gt;&quot;&quot;;[.P38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16" calcext:value-type="float">
            <text:p>16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 table:formula="of:=[.A34]&amp;&quot;.2&quot;" office:value-type="string" office:string-value="4.2" calcext:value-type="string">
            <text:p>4.2</text:p>
          </table:table-cell>
          <table:table-cell table:style-name="ce3" office:value-type="string" calcext:value-type="string">
            <text:p><text:span text:style-name="T2">Нестандартная логика приводов</text:span></text:p>
          </table:table-cell>
          <table:table-cell table:style-name="ce62" table:formula="of:=IF(COM.MICROSOFT.CONCAT([.E39:.Q39])&lt;&gt;&quot;&quot;;[.E39]+[.H39]*IF([.G39]&lt;&gt;&quot;&quot;;[.G39];nSections)+[.K39]*IF([.J39]&lt;&gt;&quot;&quot;;[.J39];nDisplay)+[.N39]*IF([.M39]&lt;&gt;&quot;&quot;;[.M39];nVFD)+[.Q39]*IF([.P39]&lt;&gt;&quot;&quot;;[.P39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39]&amp;&quot;.1&quot;" office:value-type="string" office:string-value="4.2.1" calcext:value-type="string">
            <text:p>4.2.1</text:p>
          </table:table-cell>
          <table:table-cell table:style-name="ce52" office:value-type="string" calcext:value-type="string">
            <text:p><text:span text:style-name="T2">Программирование дополнительной логики</text:span></text:p>
          </table:table-cell>
          <table:table-cell table:style-name="ce62" table:formula="of:=IF(COM.MICROSOFT.CONCAT([.E40:.Q40])&lt;&gt;&quot;&quot;;[.E40]+[.H40]*IF([.G40]&lt;&gt;&quot;&quot;;[.G40];nSections)+[.K40]*IF([.J40]&lt;&gt;&quot;&quot;;[.J40];nDisplay)+[.N40]*IF([.M40]&lt;&gt;&quot;&quot;;[.M40];nVFD)+[.Q40]*IF([.P40]&lt;&gt;&quot;&quot;;[.P40];nDrive);&quot;&quot;)" office:value-type="float" office:value="36" calcext:value-type="float">
            <text:p>36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6" calcext:value-type="float">
            <text:p>16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39]&amp;&quot;.2&quot;" office:value-type="string" office:string-value="4.2.2" calcext:value-type="string">
            <text:p>4.2.2</text:p>
          </table:table-cell>
          <table:table-cell table:style-name="ce52" office:value-type="string" calcext:value-type="string">
            <text:p><text:span text:style-name="T2">Привязка команд/статусов в дополнительные блоки передачи данных</text:span></text:p>
          </table:table-cell>
          <table:table-cell table:style-name="ce62" table:formula="of:=IF(COM.MICROSOFT.CONCAT([.E41:.Q41])&lt;&gt;&quot;&quot;;[.E41]+[.H41]*IF([.G41]&lt;&gt;&quot;&quot;;[.G41];nSections)+[.K41]*IF([.J41]&lt;&gt;&quot;&quot;;[.J41];nDisplay)+[.N41]*IF([.M41]&lt;&gt;&quot;&quot;;[.M41];nVFD)+[.Q41]*IF([.P41]&lt;&gt;&quot;&quot;;[.P41];nDrive);&quot;&quot;)" office:value-type="float" office:value="26" calcext:value-type="float">
            <text:p>26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6" calcext:value-type="float">
            <text:p>16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53" table:formula="of:=&quot;Итого[. :. &quot;&amp;SUM([.C34:.C41])&amp;&quot;ч/ч | &quot;&amp;SUM([.C34:.C41])/8&amp;&quot;ч/д&quot;" office:value-type="string" office:string-value="Итого[. :. 103ч/ч | 12.875ч/д" calcext:value-type="string">
            <text:p>Итого[. :. 103ч/ч | 12.875ч/д</text:p>
          </table:table-cell>
          <table:table-cell table:style-name="ce62"/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54"/>
          <table:table-cell table:style-name="ce62" table:formula="of:=IF(COM.MICROSOFT.CONCAT([.E43:.Q43])&lt;&gt;&quot;&quot;;[.E43]+[.H43]*IF([.G43]&lt;&gt;&quot;&quot;;[.G43];nSections)+[.K43]*IF([.J43]&lt;&gt;&quot;&quot;;[.J43];nDisplay)+[.N43]*IF([.M43]&lt;&gt;&quot;&quot;;[.M43];nVFD)+[.Q43]*IF([.P43]&lt;&gt;&quot;&quot;;[.P43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44:.Q44])&lt;&gt;&quot;&quot;;[.E44]+[.H44]*IF([.G44]&lt;&gt;&quot;&quot;;[.G44];nSections)+[.K44]*IF([.J44]&lt;&gt;&quot;&quot;;[.J44];nDisplay)+[.N44]*IF([.M44]&lt;&gt;&quot;&quot;;[.M44];nVFD)+[.Q44]*IF([.P44]&lt;&gt;&quot;&quot;;[.P44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17" table:formula="of:=[.A34]+1" office:value-type="float" office:value="5" calcext:value-type="float">
            <text:p>5</text:p>
          </table:table-cell>
          <table:table-cell table:style-name="ce51" office:value-type="string" calcext:value-type="string">
            <text:p><text:span text:style-name="T1">Средний уровень (Технологический Контроллеры)</text:span></text:p>
          </table:table-cell>
          <table:table-cell table:style-name="ce62" table:formula="of:=IF(COM.MICROSOFT.CONCAT([.E45:.Q45])&lt;&gt;&quot;&quot;;[.E45]+[.H45]*IF([.G45]&lt;&gt;&quot;&quot;;[.G45];nSections)+[.K45]*IF([.J45]&lt;&gt;&quot;&quot;;[.J45];nDisplay)+[.N45]*IF([.M45]&lt;&gt;&quot;&quot;;[.M45];nVFD)+[.Q45]*IF([.P45]&lt;&gt;&quot;&quot;;[.P45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45]&amp;&quot;.1&quot;" office:value-type="string" office:string-value="5.1" calcext:value-type="string">
            <text:p>5.1</text:p>
          </table:table-cell>
          <table:table-cell table:style-name="ce3" office:value-type="string" calcext:value-type="string">
            <text:p><text:span text:style-name="T2">Добавление и настройка существующих библиотечных объектов</text:span></text:p>
          </table:table-cell>
          <table:table-cell table:style-name="ce62" table:formula="of:=IF(COM.MICROSOFT.CONCAT([.E46:.Q46])&lt;&gt;&quot;&quot;;[.E46]+[.H46]*IF([.G46]&lt;&gt;&quot;&quot;;[.G46];nSections)+[.K46]*IF([.J46]&lt;&gt;&quot;&quot;;[.J46];nDisplay)+[.N46]*IF([.M46]&lt;&gt;&quot;&quot;;[.M46];nVFD)+[.Q46]*IF([.P46]&lt;&gt;&quot;&quot;;[.P46];nDrive);&quot;&quot;)" office:value-type="float" office:value="8" calcext:value-type="float">
            <text:p>8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45]&amp;&quot;.2&quot;" office:value-type="string" office:string-value="5.2" calcext:value-type="string">
            <text:p>5.2</text:p>
          </table:table-cell>
          <table:table-cell table:style-name="ce3" office:value-type="string" calcext:value-type="string">
            <text:p><text:span text:style-name="T2">Создание нового библиотечного объекта</text:span></text:p>
          </table:table-cell>
          <table:table-cell table:style-name="ce62" table:formula="of:=IF(COM.MICROSOFT.CONCAT([.E47:.Q47])&lt;&gt;&quot;&quot;;[.E47]+[.H47]*IF([.G47]&lt;&gt;&quot;&quot;;[.G47];nSections)+[.K47]*IF([.J47]&lt;&gt;&quot;&quot;;[.J47];nDisplay)+[.N47]*IF([.M47]&lt;&gt;&quot;&quot;;[.M47];nVFD)+[.Q47]*IF([.P47]&lt;&gt;&quot;&quot;;[.P47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12" calcext:value-type="float">
            <text:p>12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45]&amp;&quot;.3&quot;" office:value-type="string" office:string-value="5.3" calcext:value-type="string">
            <text:p>5.3</text:p>
          </table:table-cell>
          <table:table-cell table:style-name="ce3" office:value-type="string" calcext:value-type="string">
            <text:p><text:span text:style-name="T2">Настройка связей между объектами, автоматами и входами / выходами</text:span></text:p>
          </table:table-cell>
          <table:table-cell table:style-name="ce62" table:formula="of:=IF(COM.MICROSOFT.CONCAT([.E48:.Q48])&lt;&gt;&quot;&quot;;[.E48]+[.H48]*IF([.G48]&lt;&gt;&quot;&quot;;[.G48];nSections)+[.K48]*IF([.J48]&lt;&gt;&quot;&quot;;[.J48];nDisplay)+[.N48]*IF([.M48]&lt;&gt;&quot;&quot;;[.M48];nVFD)+[.Q48]*IF([.P48]&lt;&gt;&quot;&quot;;[.P48];nDrive);&quot;&quot;)" office:value-type="float" office:value="32" calcext:value-type="float">
            <text:p>32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45]&amp;&quot;.4&quot;" office:value-type="string" office:string-value="5.4" calcext:value-type="string">
            <text:p>5.4</text:p>
          </table:table-cell>
          <table:table-cell table:style-name="ce3" office:value-type="string" calcext:value-type="string">
            <text:p><text:span text:style-name="T2">Разработка технологической логики (Автомат)</text:span></text:p>
          </table:table-cell>
          <table:table-cell table:style-name="ce62" table:formula="of:=IF(COM.MICROSOFT.CONCAT([.E49:.Q49])&lt;&gt;&quot;&quot;;[.E49]+[.H49]*IF([.G49]&lt;&gt;&quot;&quot;;[.G49];nSections)+[.K49]*IF([.J49]&lt;&gt;&quot;&quot;;[.J49];nDisplay)+[.N49]*IF([.M49]&lt;&gt;&quot;&quot;;[.M49];nVFD)+[.Q49]*IF([.P49]&lt;&gt;&quot;&quot;;[.P49];nDrive);&quot;&quot;)" office:value-type="float" office:value="64" calcext:value-type="float">
            <text:p>64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16" calcext:value-type="float">
            <text:p>16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45]&amp;&quot;.5&quot;" office:value-type="string" office:string-value="5.5" calcext:value-type="string">
            <text:p>5.5</text:p>
          </table:table-cell>
          <table:table-cell table:style-name="ce3" office:value-type="string" calcext:value-type="string">
            <text:p><text:span text:style-name="T2">Вывод сигналов на верхний уровень</text:span></text:p>
          </table:table-cell>
          <table:table-cell table:style-name="ce62" table:formula="of:=IF(COM.MICROSOFT.CONCAT([.E50:.Q50])&lt;&gt;&quot;&quot;;[.E50]+[.H50]*IF([.G50]&lt;&gt;&quot;&quot;;[.G50];nSections)+[.K50]*IF([.J50]&lt;&gt;&quot;&quot;;[.J50];nDisplay)+[.N50]*IF([.M50]&lt;&gt;&quot;&quot;;[.M50];nVFD)+[.Q50]*IF([.P50]&lt;&gt;&quot;&quot;;[.P50];nDrive);&quot;&quot;)" office:value-type="float" office:value="16" calcext:value-type="float">
            <text:p>16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45]&amp;&quot;.6&quot;" office:value-type="string" office:string-value="5.6" calcext:value-type="string">
            <text:p>5.6</text:p>
          </table:table-cell>
          <table:table-cell table:style-name="ce3" office:value-type="string" calcext:value-type="string">
            <text:p><text:span text:style-name="T2">Настройка контроллера, обновление прошивки, настройка сетевых параметров</text:span></text:p>
          </table:table-cell>
          <table:table-cell table:style-name="ce62" table:formula="of:=IF(COM.MICROSOFT.CONCAT([.E51:.Q51])&lt;&gt;&quot;&quot;;[.E51]+[.H51]*IF([.G51]&lt;&gt;&quot;&quot;;[.G51];nSections)+[.K51]*IF([.J51]&lt;&gt;&quot;&quot;;[.J51];nDisplay)+[.N51]*IF([.M51]&lt;&gt;&quot;&quot;;[.M51];nVFD)+[.Q51]*IF([.P51]&lt;&gt;&quot;&quot;;[.P51];nDrive);&quot;&quot;)" office:value-type="float" office:value="8" calcext:value-type="float">
            <text:p>8</text:p>
          </table:table-cell>
          <table:table-cell table:style-name="ce69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53" table:formula="of:=&quot;Итого[. :. &quot;&amp;SUM([.C45:.C51])&amp;&quot;ч/ч | &quot;&amp;SUM([.C45:.C51])/8&amp;&quot;ч/д&quot;" office:value-type="string" office:string-value="Итого[. :. 128ч/ч | 16ч/д" calcext:value-type="string">
            <text:p>Итого[. :. 128ч/ч | 16ч/д</text:p>
          </table:table-cell>
          <table:table-cell table:style-name="ce62"/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 table:number-columns-repeated="2"/>
          <table:table-cell table:style-name="ce62" table:formula="of:=IF(COM.MICROSOFT.CONCAT([.E53:.Q53])&lt;&gt;&quot;&quot;;[.E53]+[.H53]*IF([.G53]&lt;&gt;&quot;&quot;;[.G53];nSections)+[.K53]*IF([.J53]&lt;&gt;&quot;&quot;;[.J53];nDisplay)+[.N53]*IF([.M53]&lt;&gt;&quot;&quot;;[.M53];nVFD)+[.Q53]*IF([.P53]&lt;&gt;&quot;&quot;;[.P53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54:.Q54])&lt;&gt;&quot;&quot;;[.E54]+[.H54]*IF([.G54]&lt;&gt;&quot;&quot;;[.G54];nSections)+[.K54]*IF([.J54]&lt;&gt;&quot;&quot;;[.J54];nDisplay)+[.N54]*IF([.M54]&lt;&gt;&quot;&quot;;[.M54];nVFD)+[.Q54]*IF([.P54]&lt;&gt;&quot;&quot;;[.P54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17" table:formula="of:=[.A45]+1" office:value-type="float" office:value="6" calcext:value-type="float">
            <text:p>6</text:p>
          </table:table-cell>
          <table:table-cell table:style-name="ce51" office:value-type="string" calcext:value-type="string">
            <text:p><text:span text:style-name="T1">Верхний уровень (Сервер и приложение)</text:span></text:p>
          </table:table-cell>
          <table:table-cell table:style-name="ce62" table:formula="of:=IF(COM.MICROSOFT.CONCAT([.E55:.Q55])&lt;&gt;&quot;&quot;;[.E55]+[.H55]*IF([.G55]&lt;&gt;&quot;&quot;;[.G55];nSections)+[.K55]*IF([.J55]&lt;&gt;&quot;&quot;;[.J55];nDisplay)+[.N55]*IF([.M55]&lt;&gt;&quot;&quot;;[.M55];nVFD)+[.Q55]*IF([.P55]&lt;&gt;&quot;&quot;;[.P55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55]&amp;&quot;.1&quot;" office:value-type="string" office:string-value="6.1" calcext:value-type="string">
            <text:p>6.1</text:p>
          </table:table-cell>
          <table:table-cell table:style-name="ce3" office:value-type="string" calcext:value-type="string">
            <text:p><text:span text:style-name="T2">Создание и настройка объектов участков</text:span></text:p>
          </table:table-cell>
          <table:table-cell table:style-name="ce62" table:formula="of:=IF(COM.MICROSOFT.CONCAT([.E56:.Q56])&lt;&gt;&quot;&quot;;[.E56]+[.H56]*IF([.G56]&lt;&gt;&quot;&quot;;[.G56];nSections)+[.K56]*IF([.J56]&lt;&gt;&quot;&quot;;[.J56];nDisplay)+[.N56]*IF([.M56]&lt;&gt;&quot;&quot;;[.M56];nVFD)+[.Q56]*IF([.P56]&lt;&gt;&quot;&quot;;[.P56];nDrive);&quot;&quot;)" office:value-type="float" office:value="32" calcext:value-type="float">
            <text:p>32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56]&amp;&quot;.2&quot;" office:value-type="string" office:string-value="6.1.2" calcext:value-type="string">
            <text:p>6.1.2</text:p>
          </table:table-cell>
          <table:table-cell table:style-name="ce52" office:value-type="string" calcext:value-type="string">
            <text:p><text:span text:style-name="T2">Общие настройки визуализации</text:span></text:p>
          </table:table-cell>
          <table:table-cell table:style-name="ce62" table:formula="of:=IF(COM.MICROSOFT.CONCAT([.E57:.Q57])&lt;&gt;&quot;&quot;;[.E57]+[.H57]*IF([.G57]&lt;&gt;&quot;&quot;;[.G57];nSections)+[.K57]*IF([.J57]&lt;&gt;&quot;&quot;;[.J57];nDisplay)+[.N57]*IF([.M57]&lt;&gt;&quot;&quot;;[.M57];nVFD)+[.Q57]*IF([.P57]&lt;&gt;&quot;&quot;;[.P57];nDrive);&quot;&quot;)" office:value-type="float" office:value="8" calcext:value-type="float">
            <text:p>8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56]&amp;&quot;.2&quot;" office:value-type="string" office:string-value="6.1.2" calcext:value-type="string">
            <text:p>6.1.2</text:p>
          </table:table-cell>
          <table:table-cell table:style-name="ce52" office:value-type="string" calcext:value-type="string">
            <text:p><text:span text:style-name="T2">Общие сигналы от контроллеров приводов (ПР102)</text:span></text:p>
          </table:table-cell>
          <table:table-cell table:style-name="ce62" table:formula="of:=IF(COM.MICROSOFT.CONCAT([.E58:.Q58])&lt;&gt;&quot;&quot;;[.E58]+[.H58]*IF([.G58]&lt;&gt;&quot;&quot;;[.G58];nSections)+[.K58]*IF([.J58]&lt;&gt;&quot;&quot;;[.J58];nDisplay)+[.N58]*IF([.M58]&lt;&gt;&quot;&quot;;[.M58];nVFD)+[.Q58]*IF([.P58]&lt;&gt;&quot;&quot;;[.P58];nDrive);&quot;&quot;)" office:value-type="float" office:value="16" calcext:value-type="float">
            <text:p>16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56]&amp;&quot;.3&quot;" office:value-type="string" office:string-value="6.1.3" calcext:value-type="string">
            <text:p>6.1.3</text:p>
          </table:table-cell>
          <table:table-cell table:style-name="ce52" office:value-type="string" calcext:value-type="string">
            <text:p><text:span text:style-name="T2">Общие сигналы от технологических контроллеров (ПЛК110)</text:span></text:p>
          </table:table-cell>
          <table:table-cell table:style-name="ce62" table:formula="of:=IF(COM.MICROSOFT.CONCAT([.E59:.Q59])&lt;&gt;&quot;&quot;;[.E59]+[.H59]*IF([.G59]&lt;&gt;&quot;&quot;;[.G59];nSections)+[.K59]*IF([.J59]&lt;&gt;&quot;&quot;;[.J59];nDisplay)+[.N59]*IF([.M59]&lt;&gt;&quot;&quot;;[.M59];nVFD)+[.Q59]*IF([.P59]&lt;&gt;&quot;&quot;;[.P59];nDrive);&quot;&quot;)" office:value-type="float" office:value="16" calcext:value-type="float">
            <text:p>16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56]&amp;&quot;.4&quot;" office:value-type="string" office:string-value="6.1.4" calcext:value-type="string">
            <text:p>6.1.4</text:p>
          </table:table-cell>
          <table:table-cell table:style-name="ce52" office:value-type="string" calcext:value-type="string">
            <text:p><text:span text:style-name="T2">Элементы управления</text:span></text:p>
          </table:table-cell>
          <table:table-cell table:style-name="ce62" table:formula="of:=IF(COM.MICROSOFT.CONCAT([.E60:.Q60])&lt;&gt;&quot;&quot;;[.E60]+[.H60]*IF([.G60]&lt;&gt;&quot;&quot;;[.G60];nSections)+[.K60]*IF([.J60]&lt;&gt;&quot;&quot;;[.J60];nDisplay)+[.N60]*IF([.M60]&lt;&gt;&quot;&quot;;[.M60];nVFD)+[.Q60]*IF([.P60]&lt;&gt;&quot;&quot;;[.P60];nDrive);&quot;&quot;)" office:value-type="float" office:value="16" calcext:value-type="float">
            <text:p>16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56]&amp;&quot;.5&quot;" office:value-type="string" office:string-value="6.1.5" calcext:value-type="string">
            <text:p>6.1.5</text:p>
          </table:table-cell>
          <table:table-cell table:style-name="ce52" office:value-type="string" calcext:value-type="string">
            <text:p><text:span text:style-name="T2">Сигнализация участка</text:span></text:p>
          </table:table-cell>
          <table:table-cell table:style-name="ce62" table:formula="of:=IF(COM.MICROSOFT.CONCAT([.E61:.Q61])&lt;&gt;&quot;&quot;;[.E61]+[.H61]*IF([.G61]&lt;&gt;&quot;&quot;;[.G61];nSections)+[.K61]*IF([.J61]&lt;&gt;&quot;&quot;;[.J61];nDisplay)+[.N61]*IF([.M61]&lt;&gt;&quot;&quot;;[.M61];nVFD)+[.Q61]*IF([.P61]&lt;&gt;&quot;&quot;;[.P61];nDrive);&quot;&quot;)" office:value-type="float" office:value="32" calcext:value-type="float">
            <text:p>32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56]&amp;&quot;.6&quot;" office:value-type="string" office:string-value="6.1.6" calcext:value-type="string">
            <text:p>6.1.6</text:p>
          </table:table-cell>
          <table:table-cell table:style-name="ce52" office:value-type="string" calcext:value-type="string">
            <text:p><text:span text:style-name="T2">Создание и привязка события участка</text:span></text:p>
          </table:table-cell>
          <table:table-cell table:style-name="ce62" table:formula="of:=IF(COM.MICROSOFT.CONCAT([.E62:.Q62])&lt;&gt;&quot;&quot;;[.E62]+[.H62]*IF([.G62]&lt;&gt;&quot;&quot;;[.G62];nSections)+[.K62]*IF([.J62]&lt;&gt;&quot;&quot;;[.J62];nDisplay)+[.N62]*IF([.M62]&lt;&gt;&quot;&quot;;[.M62];nVFD)+[.Q62]*IF([.P62]&lt;&gt;&quot;&quot;;[.P62];nDrive);&quot;&quot;)" office:value-type="float" office:value="8" calcext:value-type="float">
            <text:p>8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55]&amp;&quot;.2&quot;" office:value-type="string" office:string-value="6.2" calcext:value-type="string">
            <text:p>6.2</text:p>
          </table:table-cell>
          <table:table-cell table:style-name="ce3" office:value-type="string" calcext:value-type="string">
            <text:p><text:span text:style-name="T2">Добавление и настройка существующих библиотечных объектов</text:span></text:p>
          </table:table-cell>
          <table:table-cell table:style-name="ce62" table:formula="of:=IF(COM.MICROSOFT.CONCAT([.E63:.Q63])&lt;&gt;&quot;&quot;;[.E63]+[.H63]*IF([.G63]&lt;&gt;&quot;&quot;;[.G63];nSections)+[.K63]*IF([.J63]&lt;&gt;&quot;&quot;;[.J63];nDisplay)+[.N63]*IF([.M63]&lt;&gt;&quot;&quot;;[.M63];nVFD)+[.Q63]*IF([.P63]&lt;&gt;&quot;&quot;;[.P63];nDrive);&quot;&quot;)" office:value-type="float" office:value="12" calcext:value-type="float">
            <text:p>12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 table:formula="of:=[.A55]&amp;&quot;.3&quot;" office:value-type="string" office:string-value="6.3" calcext:value-type="string">
            <text:p>6.3</text:p>
          </table:table-cell>
          <table:table-cell table:style-name="ce3" office:value-type="string" calcext:value-type="string">
            <text:p><text:span text:style-name="T2">Создание нового библиотечного объекта</text:span></text:p>
          </table:table-cell>
          <table:table-cell table:style-name="ce62" table:formula="of:=IF(COM.MICROSOFT.CONCAT([.E64:.Q64])&lt;&gt;&quot;&quot;;[.E64]+[.H64]*IF([.G64]&lt;&gt;&quot;&quot;;[.G64];nSections)+[.K64]*IF([.J64]&lt;&gt;&quot;&quot;;[.J64];nDisplay)+[.N64]*IF([.M64]&lt;&gt;&quot;&quot;;[.M64];nVFD)+[.Q64]*IF([.P64]&lt;&gt;&quot;&quot;;[.P64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64]&amp;&quot;.1&quot;" office:value-type="string" office:string-value="6.3.1" calcext:value-type="string">
            <text:p>6.3.1</text:p>
          </table:table-cell>
          <table:table-cell table:style-name="ce52" office:value-type="string" calcext:value-type="string">
            <text:p><text:span text:style-name="T2">Визуализация состояний</text:span></text:p>
          </table:table-cell>
          <table:table-cell table:style-name="ce62" table:formula="of:=IF(COM.MICROSOFT.CONCAT([.E65:.Q65])&lt;&gt;&quot;&quot;;[.E65]+[.H65]*IF([.G65]&lt;&gt;&quot;&quot;;[.G65];nSections)+[.K65]*IF([.J65]&lt;&gt;&quot;&quot;;[.J65];nDisplay)+[.N65]*IF([.M65]&lt;&gt;&quot;&quot;;[.M65];nVFD)+[.Q65]*IF([.P65]&lt;&gt;&quot;&quot;;[.P65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64]&amp;&quot;.2&quot;" office:value-type="string" office:string-value="6.3.2" calcext:value-type="string">
            <text:p>6.3.2</text:p>
          </table:table-cell>
          <table:table-cell table:style-name="ce52" office:value-type="string" calcext:value-type="string">
            <text:p><text:span text:style-name="T2">Диалог управления</text:span></text:p>
          </table:table-cell>
          <table:table-cell table:style-name="ce62" table:formula="of:=IF(COM.MICROSOFT.CONCAT([.E66:.Q66])&lt;&gt;&quot;&quot;;[.E66]+[.H66]*IF([.G66]&lt;&gt;&quot;&quot;;[.G66];nSections)+[.K66]*IF([.J66]&lt;&gt;&quot;&quot;;[.J66];nDisplay)+[.N66]*IF([.M66]&lt;&gt;&quot;&quot;;[.M66];nVFD)+[.Q66]*IF([.P66]&lt;&gt;&quot;&quot;;[.P66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64]&amp;&quot;.3&quot;" office:value-type="string" office:string-value="6.3.3" calcext:value-type="string">
            <text:p>6.3.3</text:p>
          </table:table-cell>
          <table:table-cell table:style-name="ce52" office:value-type="string" calcext:value-type="string">
            <text:p><text:span text:style-name="T2">Диалог диагностики</text:span></text:p>
          </table:table-cell>
          <table:table-cell table:style-name="ce62" table:formula="of:=IF(COM.MICROSOFT.CONCAT([.E67:.Q67])&lt;&gt;&quot;&quot;;[.E67]+[.H67]*IF([.G67]&lt;&gt;&quot;&quot;;[.G67];nSections)+[.K67]*IF([.J67]&lt;&gt;&quot;&quot;;[.J67];nDisplay)+[.N67]*IF([.M67]&lt;&gt;&quot;&quot;;[.M67];nVFD)+[.Q67]*IF([.P67]&lt;&gt;&quot;&quot;;[.P67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8" calcext:value-type="float">
            <text:p>8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64]&amp;&quot;.4&quot;" office:value-type="string" office:string-value="6.3.4" calcext:value-type="string">
            <text:p>6.3.4</text:p>
          </table:table-cell>
          <table:table-cell table:style-name="ce52" office:value-type="string" calcext:value-type="string">
            <text:p><text:span text:style-name="T2">Диалог задания уставок</text:span></text:p>
          </table:table-cell>
          <table:table-cell table:style-name="ce62" table:formula="of:=IF(COM.MICROSOFT.CONCAT([.E68:.Q68])&lt;&gt;&quot;&quot;;[.E68]+[.H68]*IF([.G68]&lt;&gt;&quot;&quot;;[.G68];nSections)+[.K68]*IF([.J68]&lt;&gt;&quot;&quot;;[.J68];nDisplay)+[.N68]*IF([.M68]&lt;&gt;&quot;&quot;;[.M68];nVFD)+[.Q68]*IF([.P68]&lt;&gt;&quot;&quot;;[.P68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8" calcext:value-type="float">
            <text:p>8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64]&amp;&quot;.5&quot;" office:value-type="string" office:string-value="6.3.5" calcext:value-type="string">
            <text:p>6.3.5</text:p>
          </table:table-cell>
          <table:table-cell table:style-name="ce52" office:value-type="string" calcext:value-type="string">
            <text:p><text:span text:style-name="T2">Диалог трендов</text:span></text:p>
          </table:table-cell>
          <table:table-cell table:style-name="ce62" table:formula="of:=IF(COM.MICROSOFT.CONCAT([.E69:.Q69])&lt;&gt;&quot;&quot;;[.E69]+[.H69]*IF([.G69]&lt;&gt;&quot;&quot;;[.G69];nSections)+[.K69]*IF([.J69]&lt;&gt;&quot;&quot;;[.J69];nDisplay)+[.N69]*IF([.M69]&lt;&gt;&quot;&quot;;[.M69];nVFD)+[.Q69]*IF([.P69]&lt;&gt;&quot;&quot;;[.P69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64]&amp;&quot;.6&quot;" office:value-type="string" office:string-value="6.3.6" calcext:value-type="string">
            <text:p>6.3.6</text:p>
          </table:table-cell>
          <table:table-cell table:style-name="ce52" office:value-type="string" calcext:value-type="string">
            <text:p><text:span text:style-name="T2">Алгоритмы управления, блокировки, обмена данными</text:span></text:p>
          </table:table-cell>
          <table:table-cell table:style-name="ce62" table:formula="of:=IF(COM.MICROSOFT.CONCAT([.E70:.Q70])&lt;&gt;&quot;&quot;;[.E70]+[.H70]*IF([.G70]&lt;&gt;&quot;&quot;;[.G70];nSections)+[.K70]*IF([.J70]&lt;&gt;&quot;&quot;;[.J70];nDisplay)+[.N70]*IF([.M70]&lt;&gt;&quot;&quot;;[.M70];nVFD)+[.Q70]*IF([.P70]&lt;&gt;&quot;&quot;;[.P70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64]&amp;&quot;.7&quot;" office:value-type="string" office:string-value="6.3.7" calcext:value-type="string">
            <text:p>6.3.7</text:p>
          </table:table-cell>
          <table:table-cell table:style-name="ce52" office:value-type="string" calcext:value-type="string">
            <text:p><text:span text:style-name="T2">Создание и привязка событий</text:span></text:p>
          </table:table-cell>
          <table:table-cell table:style-name="ce62" table:formula="of:=IF(COM.MICROSOFT.CONCAT([.E71:.Q71])&lt;&gt;&quot;&quot;;[.E71]+[.H71]*IF([.G71]&lt;&gt;&quot;&quot;;[.G71];nSections)+[.K71]*IF([.J71]&lt;&gt;&quot;&quot;;[.J71];nDisplay)+[.N71]*IF([.M71]&lt;&gt;&quot;&quot;;[.M71];nVFD)+[.Q71]*IF([.P71]&lt;&gt;&quot;&quot;;[.P71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55]&amp;&quot;.4&quot;" office:value-type="string" office:string-value="6.4" calcext:value-type="string">
            <text:p>6.4</text:p>
          </table:table-cell>
          <table:table-cell table:style-name="ce3" office:value-type="string" calcext:value-type="string">
            <text:p><text:span text:style-name="T2">Настройка связей с объектами среднего уровня</text:span></text:p>
          </table:table-cell>
          <table:table-cell table:style-name="ce62" table:formula="of:=IF(COM.MICROSOFT.CONCAT([.E72:.Q72])&lt;&gt;&quot;&quot;;[.E72]+[.H72]*IF([.G72]&lt;&gt;&quot;&quot;;[.G72];nSections)+[.K72]*IF([.J72]&lt;&gt;&quot;&quot;;[.J72];nDisplay)+[.N72]*IF([.M72]&lt;&gt;&quot;&quot;;[.M72];nVFD)+[.Q72]*IF([.P72]&lt;&gt;&quot;&quot;;[.P72];nDrive);&quot;&quot;)" office:value-type="float" office:value="32" calcext:value-type="float">
            <text:p>32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55]&amp;&quot;.5&quot;" office:value-type="string" office:string-value="6.5" calcext:value-type="string">
            <text:p>6.5</text:p>
          </table:table-cell>
          <table:table-cell table:style-name="ce3" office:value-type="string" calcext:value-type="string">
            <text:p><text:span text:style-name="T2">Настройка связей с контроллерами ПР102 и ЧРП</text:span></text:p>
          </table:table-cell>
          <table:table-cell table:style-name="ce62" table:formula="of:=IF(COM.MICROSOFT.CONCAT([.E73:.Q73])&lt;&gt;&quot;&quot;;[.E73]+[.H73]*IF([.G73]&lt;&gt;&quot;&quot;;[.G73];nSections)+[.K73]*IF([.J73]&lt;&gt;&quot;&quot;;[.J73];nDisplay)+[.N73]*IF([.M73]&lt;&gt;&quot;&quot;;[.M73];nVFD)+[.Q73]*IF([.P73]&lt;&gt;&quot;&quot;;[.P73];nDrive);&quot;&quot;)" office:value-type="float" office:value="6" calcext:value-type="float">
            <text:p>6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69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 table:formula="of:=[.A55]&amp;&quot;.6&quot;" office:value-type="string" office:string-value="6.6" calcext:value-type="string">
            <text:p>6.6</text:p>
          </table:table-cell>
          <table:table-cell table:style-name="ce3" office:value-type="string" calcext:value-type="string">
            <text:p><text:span text:style-name="T2">Настройка компьютера</text:span></text:p>
          </table:table-cell>
          <table:table-cell table:style-name="ce62" table:formula="of:=IF(COM.MICROSOFT.CONCAT([.E74:.Q74])&lt;&gt;&quot;&quot;;[.E74]+[.H74]*IF([.G74]&lt;&gt;&quot;&quot;;[.G74];nSections)+[.K74]*IF([.J74]&lt;&gt;&quot;&quot;;[.J74];nDisplay)+[.N74]*IF([.M74]&lt;&gt;&quot;&quot;;[.M74];nVFD)+[.Q74]*IF([.P74]&lt;&gt;&quot;&quot;;[.P74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74]&amp;&quot;.1&quot;" office:value-type="string" office:string-value="6.6.1" calcext:value-type="string">
            <text:p>6.6.1</text:p>
          </table:table-cell>
          <table:table-cell table:style-name="ce55" office:value-type="string" calcext:value-type="string">
            <text:p><text:span text:style-name="T3">Установка и настройка Linux</text:span></text:p>
          </table:table-cell>
          <table:table-cell table:style-name="ce62" table:formula="of:=IF(COM.MICROSOFT.CONCAT([.E75:.Q75])&lt;&gt;&quot;&quot;;[.E75]+[.H75]*IF([.G75]&lt;&gt;&quot;&quot;;[.G75];nSections)+[.K75]*IF([.J75]&lt;&gt;&quot;&quot;;[.J75];nDisplay)+[.N75]*IF([.M75]&lt;&gt;&quot;&quot;;[.M75];nVFD)+[.Q75]*IF([.P75]&lt;&gt;&quot;&quot;;[.P75];nDrive);&quot;&quot;)" office:value-type="float" office:value="8" calcext:value-type="float">
            <text:p>8</text:p>
          </table:table-cell>
          <table:table-cell table:style-name="ce69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74]&amp;&quot;.2&quot;" office:value-type="string" office:string-value="6.6.2" calcext:value-type="string">
            <text:p>6.6.2</text:p>
          </table:table-cell>
          <table:table-cell table:style-name="ce55" office:value-type="string" calcext:value-type="string">
            <text:p><text:span text:style-name="T3">Настройка удаленного доступа</text:span></text:p>
          </table:table-cell>
          <table:table-cell table:style-name="ce62" table:formula="of:=IF(COM.MICROSOFT.CONCAT([.E76:.Q76])&lt;&gt;&quot;&quot;;[.E76]+[.H76]*IF([.G76]&lt;&gt;&quot;&quot;;[.G76];nSections)+[.K76]*IF([.J76]&lt;&gt;&quot;&quot;;[.J76];nDisplay)+[.N76]*IF([.M76]&lt;&gt;&quot;&quot;;[.M76];nVFD)+[.Q76]*IF([.P76]&lt;&gt;&quot;&quot;;[.P76];nDrive);&quot;&quot;)" office:value-type="float" office:value="4" calcext:value-type="float">
            <text:p>4</text:p>
          </table:table-cell>
          <table:table-cell table:style-name="ce69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74]&amp;&quot;.3&quot;" office:value-type="string" office:string-value="6.6.3" calcext:value-type="string">
            <text:p>6.6.3</text:p>
          </table:table-cell>
          <table:table-cell table:style-name="ce55" office:value-type="string" calcext:value-type="string">
            <text:p><text:span text:style-name="T3">Установка драйверов дополнительных устройств</text:span></text:p>
          </table:table-cell>
          <table:table-cell table:style-name="ce62" table:formula="of:=IF(COM.MICROSOFT.CONCAT([.E77:.Q77])&lt;&gt;&quot;&quot;;[.E77]+[.H77]*IF([.G77]&lt;&gt;&quot;&quot;;[.G77];nSections)+[.K77]*IF([.J77]&lt;&gt;&quot;&quot;;[.J77];nDisplay)+[.N77]*IF([.M77]&lt;&gt;&quot;&quot;;[.M77];nVFD)+[.Q77]*IF([.P77]&lt;&gt;&quot;&quot;;[.P77];nDrive);&quot;&quot;)" office:value-type="float" office:value="4" calcext:value-type="float">
            <text:p>4</text:p>
          </table:table-cell>
          <table:table-cell table:style-name="ce69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74]&amp;&quot;.4&quot;" office:value-type="string" office:string-value="6.6.4" calcext:value-type="string">
            <text:p>6.6.4</text:p>
          </table:table-cell>
          <table:table-cell table:style-name="ce55" office:value-type="string" calcext:value-type="string">
            <text:p><text:span text:style-name="T3">Установка и настройка MasterSCADA</text:span></text:p>
          </table:table-cell>
          <table:table-cell table:style-name="ce62" table:formula="of:=IF(COM.MICROSOFT.CONCAT([.E78:.Q78])&lt;&gt;&quot;&quot;;[.E78]+[.H78]*IF([.G78]&lt;&gt;&quot;&quot;;[.G78];nSections)+[.K78]*IF([.J78]&lt;&gt;&quot;&quot;;[.J78];nDisplay)+[.N78]*IF([.M78]&lt;&gt;&quot;&quot;;[.M78];nVFD)+[.Q78]*IF([.P78]&lt;&gt;&quot;&quot;;[.P78];nDrive);&quot;&quot;)" office:value-type="float" office:value="4" calcext:value-type="float">
            <text:p>4</text:p>
          </table:table-cell>
          <table:table-cell table:style-name="ce69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55]&amp;&quot;.7&quot;" office:value-type="string" office:string-value="6.7" calcext:value-type="string">
            <text:p>6.7</text:p>
          </table:table-cell>
          <table:table-cell table:style-name="ce55" office:value-type="string" calcext:value-type="string">
            <text:p><text:span text:style-name="T3">Настройка роутера</text:span></text:p>
          </table:table-cell>
          <table:table-cell table:style-name="ce62" table:formula="of:=IF(COM.MICROSOFT.CONCAT([.E79:.Q79])&lt;&gt;&quot;&quot;;[.E79]+[.H79]*IF([.G79]&lt;&gt;&quot;&quot;;[.G79];nSections)+[.K79]*IF([.J79]&lt;&gt;&quot;&quot;;[.J79];nDisplay)+[.N79]*IF([.M79]&lt;&gt;&quot;&quot;;[.M79];nVFD)+[.Q79]*IF([.P79]&lt;&gt;&quot;&quot;;[.P79];nDrive);&quot;&quot;)" office:value-type="float" office:value="8" calcext:value-type="float">
            <text:p>8</text:p>
          </table:table-cell>
          <table:table-cell table:style-name="ce69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53" table:formula="of:=&quot;Итого[. :. &quot;&amp;SUM([.C55:.C79])&amp;&quot;ч/ч | &quot;&amp;SUM([.C55:.C79])/8&amp;&quot;ч/д&quot;" office:value-type="string" office:string-value="Итого[. :. 206ч/ч | 25.75ч/д" calcext:value-type="string">
            <text:p>Итого[. :. 206ч/ч | 25.75ч/д</text:p>
          </table:table-cell>
          <table:table-cell table:style-name="ce62"/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81:.Q81])&lt;&gt;&quot;&quot;;[.E81]+[.H81]*IF([.G81]&lt;&gt;&quot;&quot;;[.G81];nSections)+[.K81]*IF([.J81]&lt;&gt;&quot;&quot;;[.J81];nDisplay)+[.N81]*IF([.M81]&lt;&gt;&quot;&quot;;[.M81];nVFD)+[.Q81]*IF([.P81]&lt;&gt;&quot;&quot;;[.P81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82:.Q82])&lt;&gt;&quot;&quot;;[.E82]+[.H82]*IF([.G82]&lt;&gt;&quot;&quot;;[.G82];nSections)+[.K82]*IF([.J82]&lt;&gt;&quot;&quot;;[.J82];nDisplay)+[.N82]*IF([.M82]&lt;&gt;&quot;&quot;;[.M82];nVFD)+[.Q82]*IF([.P82]&lt;&gt;&quot;&quot;;[.P82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17" table:formula="of:=[.A55]+1" office:value-type="float" office:value="7" calcext:value-type="float">
            <text:p>7</text:p>
          </table:table-cell>
          <table:table-cell table:style-name="ce51" office:value-type="string" calcext:value-type="string">
            <text:p><text:span text:style-name="T1">Интеграции (ЧРП, Програмируемые реле, ПЛК, доп. оборудование)</text:span></text:p>
          </table:table-cell>
          <table:table-cell table:style-name="ce62" table:formula="of:=IF(COM.MICROSOFT.CONCAT([.E83:.Q83])&lt;&gt;&quot;&quot;;[.E83]+[.H83]*IF([.G83]&lt;&gt;&quot;&quot;;[.G83];nSections)+[.K83]*IF([.J83]&lt;&gt;&quot;&quot;;[.J83];nDisplay)+[.N83]*IF([.M83]&lt;&gt;&quot;&quot;;[.M83];nVFD)+[.Q83]*IF([.P83]&lt;&gt;&quot;&quot;;[.P83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83]&amp;&quot;.1&quot;" office:value-type="string" office:string-value="7.1" calcext:value-type="string">
            <text:p>7.1</text:p>
          </table:table-cell>
          <table:table-cell table:style-name="ce3" office:value-type="string" calcext:value-type="string">
            <text:p><text:span text:style-name="T2">Типовой ЧРП</text:span></text:p>
          </table:table-cell>
          <table:table-cell table:style-name="ce62" table:formula="of:=IF(COM.MICROSOFT.CONCAT([.E84:.Q84])&lt;&gt;&quot;&quot;;[.E84]+[.H84]*IF([.G84]&lt;&gt;&quot;&quot;;[.G84];nSections)+[.K84]*IF([.J84]&lt;&gt;&quot;&quot;;[.J84];nDisplay)+[.N84]*IF([.M84]&lt;&gt;&quot;&quot;;[.M84];nVFD)+[.Q84]*IF([.P84]&lt;&gt;&quot;&quot;;[.P84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 table:formula="of:=[.A83]&amp;&quot;.2&quot;" office:value-type="string" office:string-value="7.2" calcext:value-type="string">
            <text:p>7.2</text:p>
          </table:table-cell>
          <table:table-cell table:style-name="ce3" office:value-type="string" calcext:value-type="string">
            <text:p><text:span text:style-name="T2">Новый ЧРП</text:span></text:p>
          </table:table-cell>
          <table:table-cell table:style-name="ce62" table:formula="of:=IF(COM.MICROSOFT.CONCAT([.E85:.Q85])&lt;&gt;&quot;&quot;;[.E85]+[.H85]*IF([.G85]&lt;&gt;&quot;&quot;;[.G85];nSections)+[.K85]*IF([.J85]&lt;&gt;&quot;&quot;;[.J85];nDisplay)+[.N85]*IF([.M85]&lt;&gt;&quot;&quot;;[.M85];nVFD)+[.Q85]*IF([.P85]&lt;&gt;&quot;&quot;;[.P85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85]&amp;&quot;.1&quot;" office:value-type="string" office:string-value="7.2.1" calcext:value-type="string">
            <text:p>7.2.1</text:p>
          </table:table-cell>
          <table:table-cell table:style-name="ce52" office:value-type="string" calcext:value-type="string">
            <text:p><text:span text:style-name="T2">Настройка ЧРП для работы по сети RS485</text:span></text:p>
          </table:table-cell>
          <table:table-cell table:style-name="ce62" table:formula="of:=IF(COM.MICROSOFT.CONCAT([.E86:.Q86])&lt;&gt;&quot;&quot;;[.E86]+[.H86]*IF([.G86]&lt;&gt;&quot;&quot;;[.G86];nSections)+[.K86]*IF([.J86]&lt;&gt;&quot;&quot;;[.J86];nDisplay)+[.N86]*IF([.M86]&lt;&gt;&quot;&quot;;[.M86];nVFD)+[.Q86]*IF([.P86]&lt;&gt;&quot;&quot;;[.P86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12" calcext:value-type="float">
            <text:p>12</text:p>
          </table:table-cell>
          <table:table-cell table:style-name="ce69"/>
          <table:table-cell table:style-name="ce73" table:number-columns-repeated="2"/>
          <table:table-cell table:style-name="ce36"/>
          <table:table-cell table:style-name="ce3"/>
          <table:table-cell table:style-name="ce36" table:number-columns-repeated="20"/>
          <table:table-cell table:number-columns-repeated="985"/>
        </table:table-row>
        <table:table-row table:style-name="ro3">
          <table:table-cell table:style-name="ce3" table:formula="of:=[.A85]&amp;&quot;.2&quot;" office:value-type="string" office:string-value="7.2.2" calcext:value-type="string">
            <text:p>7.2.2</text:p>
          </table:table-cell>
          <table:table-cell table:style-name="ce52" office:value-type="string" calcext:value-type="string">
            <text:p><text:span text:style-name="T2">Чтение и расшифровка статусов</text:span></text:p>
          </table:table-cell>
          <table:table-cell table:style-name="ce62" table:formula="of:=IF(COM.MICROSOFT.CONCAT([.E87:.Q87])&lt;&gt;&quot;&quot;;[.E87]+[.H87]*IF([.G87]&lt;&gt;&quot;&quot;;[.G87];nSections)+[.K87]*IF([.J87]&lt;&gt;&quot;&quot;;[.J87];nDisplay)+[.N87]*IF([.M87]&lt;&gt;&quot;&quot;;[.M87];nVFD)+[.Q87]*IF([.P87]&lt;&gt;&quot;&quot;;[.P87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36"/>
          <table:table-cell table:style-name="ce3"/>
          <table:table-cell table:style-name="ce36" table:number-columns-repeated="20"/>
          <table:table-cell table:number-columns-repeated="985"/>
        </table:table-row>
        <table:table-row table:style-name="ro3">
          <table:table-cell table:style-name="ce3" table:formula="of:=[.A85]&amp;&quot;.3&quot;" office:value-type="string" office:string-value="7.2.3" calcext:value-type="string">
            <text:p>7.2.3</text:p>
          </table:table-cell>
          <table:table-cell table:style-name="ce52" office:value-type="string" calcext:value-type="string">
            <text:p><text:span text:style-name="T2">Запись коман управления и уставок</text:span></text:p>
          </table:table-cell>
          <table:table-cell table:style-name="ce62" table:formula="of:=IF(COM.MICROSOFT.CONCAT([.E88:.Q88])&lt;&gt;&quot;&quot;;[.E88]+[.H88]*IF([.G88]&lt;&gt;&quot;&quot;;[.G88];nSections)+[.K88]*IF([.J88]&lt;&gt;&quot;&quot;;[.J88];nDisplay)+[.N88]*IF([.M88]&lt;&gt;&quot;&quot;;[.M88];nVFD)+[.Q88]*IF([.P88]&lt;&gt;&quot;&quot;;[.P88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12" calcext:value-type="float">
            <text:p>12</text:p>
          </table:table-cell>
          <table:table-cell table:style-name="ce69"/>
          <table:table-cell table:style-name="ce73" table:number-columns-repeated="2"/>
          <table:table-cell table:style-name="ce36"/>
          <table:table-cell table:style-name="ce3"/>
          <table:table-cell table:style-name="ce36" table:number-columns-repeated="20"/>
          <table:table-cell table:number-columns-repeated="985"/>
        </table:table-row>
        <table:table-row table:style-name="ro3">
          <table:table-cell table:style-name="ce3" table:formula="of:=[.A83]&amp;&quot;.3&quot;" office:value-type="string" office:string-value="7.3" calcext:value-type="string">
            <text:p>7.3</text:p>
          </table:table-cell>
          <table:table-cell table:style-name="ce3" office:value-type="string" calcext:value-type="string">
            <text:p><text:span text:style-name="T2">Типовой контроллер ПР1xx</text:span></text:p>
          </table:table-cell>
          <table:table-cell table:style-name="ce62" table:formula="of:=IF(COM.MICROSOFT.CONCAT([.E89:.Q89])&lt;&gt;&quot;&quot;;[.E89]+[.H89]*IF([.G89]&lt;&gt;&quot;&quot;;[.G89];nSections)+[.K89]*IF([.J89]&lt;&gt;&quot;&quot;;[.J89];nDisplay)+[.N89]*IF([.M89]&lt;&gt;&quot;&quot;;[.M89];nVFD)+[.Q89]*IF([.P89]&lt;&gt;&quot;&quot;;[.P89];nDrive);&quot;&quot;)" office:value-type="float" office:value="3" calcext:value-type="float">
            <text:p>3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83]&amp;&quot;.4&quot;" office:value-type="string" office:string-value="7.4" calcext:value-type="string">
            <text:p>7.4</text:p>
          </table:table-cell>
          <table:table-cell table:style-name="ce3" office:value-type="string" calcext:value-type="string">
            <text:p><text:span text:style-name="T2">Новый контроллер</text:span></text:p>
          </table:table-cell>
          <table:table-cell table:style-name="ce62" table:formula="of:=IF(COM.MICROSOFT.CONCAT([.E90:.Q90])&lt;&gt;&quot;&quot;;[.E90]+[.H90]*IF([.G90]&lt;&gt;&quot;&quot;;[.G90];nSections)+[.K90]*IF([.J90]&lt;&gt;&quot;&quot;;[.J90];nDisplay)+[.N90]*IF([.M90]&lt;&gt;&quot;&quot;;[.M90];nVFD)+[.Q90]*IF([.P90]&lt;&gt;&quot;&quot;;[.P90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12" calcext:value-type="float">
            <text:p>12</text:p>
          </table:table-cell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53" table:formula="of:=&quot;Итого[. :. &quot;&amp;SUM([.C83:.C90])&amp;&quot;ч/ч | &quot;&amp;SUM([.C83:.C90])/8&amp;&quot;ч/д&quot;" office:value-type="string" office:string-value="Итого[. :. 3ч/ч | 0.375ч/д" calcext:value-type="string">
            <text:p>Итого[. :. 3ч/ч | 0.375ч/д</text:p>
          </table:table-cell>
          <table:table-cell table:style-name="ce62"/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92:.Q92])&lt;&gt;&quot;&quot;;[.E92]+[.H92]*IF([.G92]&lt;&gt;&quot;&quot;;[.G92];nSections)+[.K92]*IF([.J92]&lt;&gt;&quot;&quot;;[.J92];nDisplay)+[.N92]*IF([.M92]&lt;&gt;&quot;&quot;;[.M92];nVFD)+[.Q92]*IF([.P92]&lt;&gt;&quot;&quot;;[.P92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93:.Q93])&lt;&gt;&quot;&quot;;[.E93]+[.H93]*IF([.G93]&lt;&gt;&quot;&quot;;[.G93];nSections)+[.K93]*IF([.J93]&lt;&gt;&quot;&quot;;[.J93];nDisplay)+[.N93]*IF([.M93]&lt;&gt;&quot;&quot;;[.M93];nVFD)+[.Q93]*IF([.P93]&lt;&gt;&quot;&quot;;[.P93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17" table:formula="of:=[.A83]+1" office:value-type="float" office:value="8" calcext:value-type="float">
            <text:p>8</text:p>
          </table:table-cell>
          <table:table-cell table:style-name="ce51" office:value-type="string" calcext:value-type="string">
            <text:p><text:span text:style-name="T1">Заводские испытания</text:span></text:p>
          </table:table-cell>
          <table:table-cell table:style-name="ce62" table:formula="of:=IF(COM.MICROSOFT.CONCAT([.E94:.Q94])&lt;&gt;&quot;&quot;;[.E94]+[.H94]*IF([.G94]&lt;&gt;&quot;&quot;;[.G94];nSections)+[.K94]*IF([.J94]&lt;&gt;&quot;&quot;;[.J94];nDisplay)+[.N94]*IF([.M94]&lt;&gt;&quot;&quot;;[.M94];nVFD)+[.Q94]*IF([.P94]&lt;&gt;&quot;&quot;;[.P94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94]&amp;&quot;.1&quot;" office:value-type="string" office:string-value="8.1" calcext:value-type="string">
            <text:p>8.1</text:p>
          </table:table-cell>
          <table:table-cell table:style-name="ce3" office:value-type="string" calcext:value-type="string">
            <text:p><text:span text:style-name="T2">Сборка схемы, подключение приводов, концевиков, датчиков</text:span></text:p>
          </table:table-cell>
          <table:table-cell table:style-name="ce62" table:formula="of:=IF(COM.MICROSOFT.CONCAT([.E95:.Q95])&lt;&gt;&quot;&quot;;[.E95]+[.H95]*IF([.G95]&lt;&gt;&quot;&quot;;[.G95];nSections)+[.K95]*IF([.J95]&lt;&gt;&quot;&quot;;[.J95];nDisplay)+[.N95]*IF([.M95]&lt;&gt;&quot;&quot;;[.M95];nVFD)+[.Q95]*IF([.P95]&lt;&gt;&quot;&quot;;[.P95];nDrive);&quot;&quot;)" office:value-type="float" office:value="24" calcext:value-type="float">
            <text:p>24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6" calcext:value-type="float">
            <text:p>6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94]&amp;&quot;.2&quot;" office:value-type="string" office:string-value="8.2" calcext:value-type="string">
            <text:p>8.2</text:p>
          </table:table-cell>
          <table:table-cell table:style-name="ce3" office:value-type="string" calcext:value-type="string">
            <text:p><text:span text:style-name="T2">Проверка прохождения дискретных сигналов</text:span></text:p>
          </table:table-cell>
          <table:table-cell table:style-name="ce62" table:formula="of:=IF(COM.MICROSOFT.CONCAT([.E96:.Q96])&lt;&gt;&quot;&quot;;[.E96]+[.H96]*IF([.G96]&lt;&gt;&quot;&quot;;[.G96];nSections)+[.K96]*IF([.J96]&lt;&gt;&quot;&quot;;[.J96];nDisplay)+[.N96]*IF([.M96]&lt;&gt;&quot;&quot;;[.M96];nVFD)+[.Q96]*IF([.P96]&lt;&gt;&quot;&quot;;[.P96];nDrive);&quot;&quot;)" office:value-type="float" office:value="16" calcext:value-type="float">
            <text:p>16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94]&amp;&quot;.3&quot;" office:value-type="string" office:string-value="8.3" calcext:value-type="string">
            <text:p>8.3</text:p>
          </table:table-cell>
          <table:table-cell table:style-name="ce3" office:value-type="string" calcext:value-type="string">
            <text:p><text:span text:style-name="T2">Проверка прохождения аналоговых сигналов</text:span></text:p>
          </table:table-cell>
          <table:table-cell table:style-name="ce62" table:formula="of:=IF(COM.MICROSOFT.CONCAT([.E97:.Q97])&lt;&gt;&quot;&quot;;[.E97]+[.H97]*IF([.G97]&lt;&gt;&quot;&quot;;[.G97];nSections)+[.K97]*IF([.J97]&lt;&gt;&quot;&quot;;[.J97];nDisplay)+[.N97]*IF([.M97]&lt;&gt;&quot;&quot;;[.M97];nVFD)+[.Q97]*IF([.P97]&lt;&gt;&quot;&quot;;[.P97];nDrive);&quot;&quot;)" office:value-type="float" office:value="16" calcext:value-type="float">
            <text:p>16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94]&amp;&quot;.4&quot;" office:value-type="string" office:string-value="8.4" calcext:value-type="string">
            <text:p>8.4</text:p>
          </table:table-cell>
          <table:table-cell table:style-name="ce52" office:value-type="string" calcext:value-type="string">
            <text:p><text:span text:style-name="T2">Колибровка аналоговых входов/выходов</text:span></text:p>
          </table:table-cell>
          <table:table-cell table:style-name="ce62" table:formula="of:=IF(COM.MICROSOFT.CONCAT([.E98:.Q98])&lt;&gt;&quot;&quot;;[.E98]+[.H98]*IF([.G98]&lt;&gt;&quot;&quot;;[.G98];nSections)+[.K98]*IF([.J98]&lt;&gt;&quot;&quot;;[.J98];nDisplay)+[.N98]*IF([.M98]&lt;&gt;&quot;&quot;;[.M98];nVFD)+[.Q98]*IF([.P98]&lt;&gt;&quot;&quot;;[.P98];nDrive);&quot;&quot;)" office:value-type="float" office:value="6" calcext:value-type="float">
            <text:p>6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94]&amp;&quot;.5&quot;" office:value-type="string" office:string-value="8.5" calcext:value-type="string">
            <text:p>8.5</text:p>
          </table:table-cell>
          <table:table-cell table:style-name="ce3" office:value-type="string" calcext:value-type="string">
            <text:p><text:span text:style-name="T2">Проверка и отладка работы управления и защит</text:span></text:p>
          </table:table-cell>
          <table:table-cell table:style-name="ce62" table:formula="of:=IF(COM.MICROSOFT.CONCAT([.E99:.Q99])&lt;&gt;&quot;&quot;;[.E99]+[.H99]*IF([.G99]&lt;&gt;&quot;&quot;;[.G99];nSections)+[.K99]*IF([.J99]&lt;&gt;&quot;&quot;;[.J99];nDisplay)+[.N99]*IF([.M99]&lt;&gt;&quot;&quot;;[.M99];nVFD)+[.Q99]*IF([.P99]&lt;&gt;&quot;&quot;;[.P99];nDrive);&quot;&quot;)" office:value-type="float" office:value="0" calcext:value-type="float">
            <text:p>0</text:p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56"/>
          <table:table-cell table:style-name="ce48"/>
          <table:table-cell table:number-columns-repeated="1005"/>
        </table:table-row>
        <table:table-row table:style-name="ro3">
          <table:table-cell table:style-name="ce3" table:formula="of:=[.A94]&amp;&quot;.6&quot;" office:value-type="string" office:string-value="8.6" calcext:value-type="string">
            <text:p>8.6</text:p>
          </table:table-cell>
          <table:table-cell table:style-name="ce3" office:value-type="string" calcext:value-type="string">
            <text:p><text:span text:style-name="T2">Проверка и отладка работы технологической логики</text:span></text:p>
          </table:table-cell>
          <table:table-cell table:style-name="ce62" table:formula="of:=IF(COM.MICROSOFT.CONCAT([.E100:.Q100])&lt;&gt;&quot;&quot;;[.E100]+[.H100]*IF([.G100]&lt;&gt;&quot;&quot;;[.G100];nSections)+[.K100]*IF([.J100]&lt;&gt;&quot;&quot;;[.J100];nDisplay)+[.N100]*IF([.M100]&lt;&gt;&quot;&quot;;[.M100];nVFD)+[.Q100]*IF([.P100]&lt;&gt;&quot;&quot;;[.P100];nDrive);&quot;&quot;)" office:value-type="float" office:value="32" calcext:value-type="float">
            <text:p>32</text:p>
          </table:table-cell>
          <table:table-cell table:style-name="ce69"/>
          <table:table-cell table:style-name="ce73"/>
          <table:table-cell table:style-name="ce69"/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53" table:formula="of:=&quot;Итого[. :. &quot;&amp;SUM([.C94:.C100])&amp;&quot;ч/ч | &quot;&amp;SUM([.C94:.C100])/8&amp;&quot;ч/д&quot;" office:value-type="string" office:string-value="Итого[. :. 94ч/ч | 11.75ч/д" calcext:value-type="string">
            <text:p>Итого[. :. 94ч/ч | 11.75ч/д</text:p>
          </table:table-cell>
          <table:table-cell table:style-name="ce62"/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102:.Q102])&lt;&gt;&quot;&quot;;[.E102]+[.H102]*IF([.G102]&lt;&gt;&quot;&quot;;[.G102];nSections)+[.K102]*IF([.J102]&lt;&gt;&quot;&quot;;[.J102];nDisplay)+[.N102]*IF([.M102]&lt;&gt;&quot;&quot;;[.M102];nVFD)+[.Q102]*IF([.P102]&lt;&gt;&quot;&quot;;[.P102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103:.Q103])&lt;&gt;&quot;&quot;;[.E103]+[.H103]*IF([.G103]&lt;&gt;&quot;&quot;;[.G103];nSections)+[.K103]*IF([.J103]&lt;&gt;&quot;&quot;;[.J103];nDisplay)+[.N103]*IF([.M103]&lt;&gt;&quot;&quot;;[.M103];nVFD)+[.Q103]*IF([.P103]&lt;&gt;&quot;&quot;;[.P103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4">
          <table:table-cell table:style-name="ce17" table:formula="of:=[.A94]+1" office:value-type="float" office:value="9" calcext:value-type="float">
            <text:p>9</text:p>
          </table:table-cell>
          <table:table-cell table:style-name="ce51" office:value-type="string" calcext:value-type="string">
            <text:p><text:span text:style-name="T1">Доработки по итогам заводских испытаний</text:span></text:p>
          </table:table-cell>
          <table:table-cell table:style-name="ce62" table:formula="of:=IF(COM.MICROSOFT.CONCAT([.E104:.Q104])&lt;&gt;&quot;&quot;;[.E104]+[.H104]*IF([.G104]&lt;&gt;&quot;&quot;;[.G104];nSections)+[.K104]*IF([.J104]&lt;&gt;&quot;&quot;;[.J104];nDisplay)+[.N104]*IF([.M104]&lt;&gt;&quot;&quot;;[.M104];nVFD)+[.Q104]*IF([.P104]&lt;&gt;&quot;&quot;;[.P104];nDrive);&quot;&quot;)" office:value-type="float" office:value="40" calcext:value-type="float">
            <text:p>40</text:p>
          </table:table-cell>
          <table:table-cell table:style-name="ce69"/>
          <table:table-cell table:style-name="ce73" office:value-type="float" office:value="40" calcext:value-type="float">
            <text:p>40</text:p>
          </table:table-cell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105:.Q105])&lt;&gt;&quot;&quot;;[.E105]+[.H105]*IF([.G105]&lt;&gt;&quot;&quot;;[.G105];nSections)+[.K105]*IF([.J105]&lt;&gt;&quot;&quot;;[.J105];nDisplay)+[.N105]*IF([.M105]&lt;&gt;&quot;&quot;;[.M105];nVFD)+[.Q105]*IF([.P105]&lt;&gt;&quot;&quot;;[.P105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106:.Q106])&lt;&gt;&quot;&quot;;[.E106]+[.H106]*IF([.G106]&lt;&gt;&quot;&quot;;[.G106];nSections)+[.K106]*IF([.J106]&lt;&gt;&quot;&quot;;[.J106];nDisplay)+[.N106]*IF([.M106]&lt;&gt;&quot;&quot;;[.M106];nVFD)+[.Q106]*IF([.P106]&lt;&gt;&quot;&quot;;[.P106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107:.Q107])&lt;&gt;&quot;&quot;;[.E107]+[.H107]*IF([.G107]&lt;&gt;&quot;&quot;;[.G107];nSections)+[.K107]*IF([.J107]&lt;&gt;&quot;&quot;;[.J107];nDisplay)+[.N107]*IF([.M107]&lt;&gt;&quot;&quot;;[.M107];nVFD)+[.Q107]*IF([.P107]&lt;&gt;&quot;&quot;;[.P107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108:.Q108])&lt;&gt;&quot;&quot;;[.E108]+[.H108]*IF([.G108]&lt;&gt;&quot;&quot;;[.G108];nSections)+[.K108]*IF([.J108]&lt;&gt;&quot;&quot;;[.J108];nDisplay)+[.N108]*IF([.M108]&lt;&gt;&quot;&quot;;[.M108];nVFD)+[.Q108]*IF([.P108]&lt;&gt;&quot;&quot;;[.P108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"/>
          <table:table-cell table:style-name="ce48"/>
          <table:table-cell table:style-name="ce62" table:formula="of:=IF(COM.MICROSOFT.CONCAT([.E109:.Q109])&lt;&gt;&quot;&quot;;[.E109]+[.H109]*IF([.G109]&lt;&gt;&quot;&quot;;[.G109];nSections)+[.K109]*IF([.J109]&lt;&gt;&quot;&quot;;[.J109];nDisplay)+[.N109]*IF([.M109]&lt;&gt;&quot;&quot;;[.M109];nVFD)+[.Q109]*IF([.P109]&lt;&gt;&quot;&quot;;[.P109];nDrive);&quot;&quot;)">
            <text:p/>
          </table:table-cell>
          <table:table-cell table:style-name="ce69"/>
          <table:table-cell table:style-name="ce73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69"/>
          <table:table-cell table:style-name="ce73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1">
          <table:table-cell table:style-name="ce36"/>
          <table:table-cell table:style-name="ce56"/>
          <table:table-cell table:style-name="ce64"/>
          <table:table-cell table:style-name="ce71" table:number-columns-repeated="14"/>
          <table:table-cell table:style-name="ce56" table:number-columns-repeated="2"/>
          <table:table-cell table:number-columns-repeated="1005"/>
        </table:table-row>
        <table:table-row table:style-name="ro4">
          <table:table-cell table:style-name="ce39"/>
          <table:table-cell table:style-name="ce57" office:value-type="string" calcext:value-type="string">
            <text:p>ИТОГО: чел/час</text:p>
          </table:table-cell>
          <table:table-cell table:style-name="ce65" table:formula="of:=SUM([.C10:.C110])" office:value-type="float" office:value="824" calcext:value-type="float">
            <text:p>824</text:p>
          </table:table-cell>
          <table:table-cell table:style-name="ce71"/>
          <table:table-cell table:style-name="ce74"/>
          <table:table-cell table:style-name="ce71"/>
          <table:table-cell table:style-name="ce74" table:number-columns-repeated="2"/>
          <table:table-cell table:style-name="ce71"/>
          <table:table-cell table:style-name="ce74" table:number-columns-repeated="2"/>
          <table:table-cell table:style-name="ce71"/>
          <table:table-cell table:style-name="ce74" table:number-columns-repeated="2"/>
          <table:table-cell table:style-name="ce71"/>
          <table:table-cell table:style-name="ce74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4">
          <table:table-cell table:style-name="ce40"/>
          <table:table-cell table:style-name="ce58" office:value-type="string" calcext:value-type="string">
            <text:p><text:span text:style-name="T2">дней</text:span></text:p>
          </table:table-cell>
          <table:table-cell table:style-name="ce66" table:formula="of:=[.C111]/8" office:value-type="float" office:value="103" calcext:value-type="float">
            <text:p>103.00</text:p>
          </table:table-cell>
          <table:table-cell table:style-name="ce71"/>
          <table:table-cell table:style-name="ce74"/>
          <table:table-cell table:style-name="ce71"/>
          <table:table-cell table:style-name="ce74" table:number-columns-repeated="2"/>
          <table:table-cell table:style-name="ce71"/>
          <table:table-cell table:style-name="ce74" table:number-columns-repeated="2"/>
          <table:table-cell table:style-name="ce71"/>
          <table:table-cell table:style-name="ce74" table:number-columns-repeated="2"/>
          <table:table-cell table:style-name="ce71"/>
          <table:table-cell table:style-name="ce74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4">
          <table:table-cell table:style-name="ce40"/>
          <table:table-cell table:style-name="ce58" office:value-type="string" calcext:value-type="string">
            <text:p><text:span text:style-name="T2">недель</text:span></text:p>
          </table:table-cell>
          <table:table-cell table:style-name="ce66" table:formula="of:=[.C112]/5" office:value-type="float" office:value="20.6" calcext:value-type="float">
            <text:p>20.60</text:p>
          </table:table-cell>
          <table:table-cell table:style-name="ce71"/>
          <table:table-cell table:style-name="ce74"/>
          <table:table-cell table:style-name="ce71"/>
          <table:table-cell table:style-name="ce74" table:number-columns-repeated="2"/>
          <table:table-cell table:style-name="ce71"/>
          <table:table-cell table:style-name="ce74" table:number-columns-repeated="2"/>
          <table:table-cell table:style-name="ce71"/>
          <table:table-cell table:style-name="ce74" table:number-columns-repeated="2"/>
          <table:table-cell table:style-name="ce71"/>
          <table:table-cell table:style-name="ce74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4">
          <table:table-cell table:style-name="ce40"/>
          <table:table-cell table:style-name="ce58" office:value-type="string" calcext:value-type="string">
            <text:p><text:span text:style-name="T2">месяцев</text:span></text:p>
          </table:table-cell>
          <table:table-cell table:style-name="ce67" table:formula="of:=[.C113]/4" office:value-type="float" office:value="5.15" calcext:value-type="float">
            <text:p>5.15</text:p>
          </table:table-cell>
          <table:table-cell table:style-name="ce56"/>
          <table:table-cell table:style-name="ce75"/>
          <table:table-cell table:style-name="ce56"/>
          <table:table-cell table:style-name="ce75" table:number-columns-repeated="2"/>
          <table:table-cell table:style-name="ce56"/>
          <table:table-cell table:style-name="ce75" table:number-columns-repeated="2"/>
          <table:table-cell table:style-name="ce56"/>
          <table:table-cell table:style-name="ce75" table:number-columns-repeated="2"/>
          <table:table-cell table:style-name="ce56"/>
          <table:table-cell table:style-name="ce75" table:number-columns-repeated="2"/>
          <table:table-cell table:style-name="ce56"/>
          <table:table-cell table:style-name="ce48"/>
          <table:table-cell table:number-columns-repeated="1005"/>
        </table:table-row>
        <table:table-row table:style-name="ro5">
          <table:table-cell table:style-name="ce41"/>
          <table:table-cell table:number-columns-repeated="2"/>
          <table:table-cell table:style-name="ce41"/>
          <table:table-cell/>
          <table:table-cell table:style-name="ce41"/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09"/>
        </table:table-row>
        <table:table-row table:style-name="ro6" table:number-rows-repeated="1048460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Участок 1'.C10:'Участок 1'.Q113">
            <calcext:condition calcext:apply-style-name="dx_ce40" calcext:value="=0" calcext:base-cell-address="'Участок 1'.C10"/>
          </calcext:conditional-format>
        </calcext:conditional-formats>
      </table:table>
      <table:named-expressions>
        <table:named-range table:name="nDisplay" table:base-cell-address="$'Участок 1'.$A$1" table:cell-range-address="$'Участок 1'.$C$5"/>
        <table:named-range table:name="nDrive" table:base-cell-address="$'Участок 1'.$A$1" table:cell-range-address="$'Участок 1'.$C$6"/>
        <table:named-range table:name="nFicha" table:base-cell-address="$'Участок 1'.$A$1" table:cell-range-address="$'Участок 1'.$C$4"/>
        <table:named-range table:name="nPR102" table:base-cell-address="$'Участок 1'.$A$1" table:cell-range-address="$'Участок 1'.$C$5"/>
        <table:named-range table:name="nSections" table:base-cell-address="$'Участок 1'.$A$1" table:cell-range-address="$'Участок 1'.$C$4"/>
        <table:named-range table:name="nVFD" table:base-cell-address="$'Участок 1'.$A$1" table:cell-range-address="$'Участок 1'.$C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Roboto" svg:font-family="Roboto" style:font-pitch="variable"/>
    <style:font-face style:name="Rubik" svg:font-family="Rubik" style:font-pitch="variable"/>
    <style:font-face style:name="Tahoma" svg:font-family="Tahoma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x_5f_ce40" style:display-name="dx_ce40" style:family="table-cell" style:parent-style-name="Default">
      <style:text-properties fo:color="#999999" style:font-name="Tahoma" fo:font-family="Tahoma" fo:font-style="normal" fo:font-weight="normal" style:font-name-asian="Tahoma" style:font-family-asian="Tahoma" style:font-name-complex="Tahoma" style:font-family-complex="Tahom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landscape" fo:margin-top="0.499cm" fo:margin-bottom="0.499cm" fo:margin-left="0.499cm" fo:margin-right="0.499cm" style:scale-to="90%"/>
      <style:header-style>
        <style:header-footer-properties fo:min-height="0.75cm"/>
      </style:header-style>
      <style:footer-style>
        <style:header-footer-properties fo:min-height="0.7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  <meta:initial-creator/>
    <meta:creation-date/>
    <meta:editing-cycles>2</meta:editing-cycles>
    <meta:editing-duration>PT10M11S</meta:editing-duration>
    <dc:date>2021-08-24T14:06:32.195943066</dc:date>
    <meta:document-statistic meta:table-count="1" meta:cell-count="345" meta:object-count="0"/>
  </office:meta>
</office:document-meta>
</file>